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2.369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1.672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1.4154in"/>
    </style:style>
    <style:style style:name="co11" style:family="table-column">
      <style:table-column-properties fo:break-before="auto" style:column-width="1.6189in"/>
    </style:style>
    <style:style style:name="co12" style:family="table-column">
      <style:table-column-properties fo:break-before="auto" style:column-width="1.5764in"/>
    </style:style>
    <style:style style:name="co13" style:family="table-column">
      <style:table-column-properties fo:break-before="auto" style:column-width="1.6937in"/>
    </style:style>
    <style:style style:name="co14" style:family="table-column">
      <style:table-column-properties fo:break-before="auto" style:column-width="1.3835in"/>
    </style:style>
    <style:style style:name="co15" style:family="table-column">
      <style:table-column-properties fo:break-before="auto" style:column-width="1.3402in"/>
    </style:style>
    <style:style style:name="co16" style:family="table-column">
      <style:table-column-properties fo:break-before="auto" style:column-width="1.4689in"/>
    </style:style>
    <style:style style:name="co17" style:family="table-column">
      <style:table-column-properties fo:break-before="auto" style:column-width="1.661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0.8898in"/>
    </style:style>
    <style:style style:name="co20" style:family="table-column">
      <style:table-column-properties fo:break-before="auto" style:column-width="1.3937in"/>
    </style:style>
    <style:style style:name="co21" style:family="table-column">
      <style:table-column-properties fo:break-before="auto" style:column-width="2.1874in"/>
    </style:style>
    <style:style style:name="co22" style:family="table-column">
      <style:table-column-properties fo:break-before="auto" style:column-width="1.222in"/>
    </style:style>
    <style:style style:name="co23" style:family="table-column">
      <style:table-column-properties fo:break-before="auto" style:column-width="0.9972in"/>
    </style:style>
    <style:style style:name="co24" style:family="table-column">
      <style:table-column-properties fo:break-before="auto" style:column-width="1.0075in"/>
    </style:style>
    <style:style style:name="co25" style:family="table-column">
      <style:table-column-properties fo:break-before="auto" style:column-width="2.2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35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5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36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in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fo:language="en" fo:country="US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t_4K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Rel. C<text:span text:style-name="T1">oeff.</text:span>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Unit</text:p>
          </table:table-cell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Intel Core i5-4590</text:p>
          </table:table-cell>
          <table:table-cell table:style-name="ce1" office:value-type="string" calcext:value-type="string">
            <text:p>ms / iter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No.</text:p>
          </table:table-cell>
          <table:table-cell table:style-name="ce1" office:value-type="string" calcext:value-type="string">
            <text:p>Std-B</text:p>
          </table:table-cell>
          <table:table-cell table:style-name="ce1" office:value-type="string" calcext:value-type="string">
            <text:p>B+3-32</text:p>
          </table:table-cell>
          <table:table-cell table:style-name="ce1" office:value-type="string" calcext:value-type="string">
            <text:p>B+3-48</text:p>
          </table:table-cell>
          <table:table-cell table:style-name="ce1" office:value-type="string" calcext:value-type="string">
            <text:p>B+3-32 Rel. Speed</text:p>
          </table:table-cell>
          <table:table-cell table:style-name="ce1" office:value-type="string" calcext:value-type="string">
            <text:p>B+3-48 Rel. 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7" calcext:value-type="float">
            <text:p>0.587</text:p>
          </table:table-cell>
          <table:table-cell office:value-type="float" office:value="0.46" calcext:value-type="float">
            <text:p>0.460</text:p>
          </table:table-cell>
          <table:table-cell table:formula="of:=([.B5]-[.C5])/[.C5]" office:value-type="float" office:value="-0.00170357751277683" calcext:value-type="float">
            <text:p>-0%</text:p>
          </table:table-cell>
          <table:table-cell table:formula="of:=([.B5]-[.D5])/[.D5]" office:value-type="float" office:value="0.273913043478261" calcext:value-type="float">
            <text:p>+2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5" calcext:value-type="float">
            <text:p>0.585</text:p>
          </table:table-cell>
          <table:table-cell office:value-type="float" office:value="0.587" calcext:value-type="float">
            <text:p>0.587</text:p>
          </table:table-cell>
          <table:table-cell office:value-type="float" office:value="0.46" calcext:value-type="float">
            <text:p>0.460</text:p>
          </table:table-cell>
          <table:table-cell table:formula="of:=([.B6]-[.C6])/[.C6]" office:value-type="float" office:value="-0.00340715502555367" calcext:value-type="float">
            <text:p>-0%</text:p>
          </table:table-cell>
          <table:table-cell table:formula="of:=([.B6]-[.D6])/[.D6]" office:value-type="float" office:value="0.271739130434783" calcext:value-type="float">
            <text:p>+2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7" calcext:value-type="float">
            <text:p>0.587</text:p>
          </table:table-cell>
          <table:table-cell office:value-type="float" office:value="0.358" calcext:value-type="float">
            <text:p>0.358</text:p>
          </table:table-cell>
          <table:table-cell table:formula="of:=([.B7]-[.C7])/[.C7]" office:value-type="float" office:value="-0.00170357751277683" calcext:value-type="float">
            <text:p>-0%</text:p>
          </table:table-cell>
          <table:table-cell table:formula="of:=([.B7]-[.D7])/[.D7]" office:value-type="float" office:value="0.636871508379888" calcext:value-type="float">
            <text:p>+6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7" calcext:value-type="float">
            <text:p>0.587</text:p>
          </table:table-cell>
          <table:table-cell office:value-type="float" office:value="0.494" calcext:value-type="float">
            <text:p>0.494</text:p>
          </table:table-cell>
          <table:table-cell table:formula="of:=([.B8]-[.C8])/[.C8]" office:value-type="float" office:value="-0.00170357751277683" calcext:value-type="float">
            <text:p>-0%</text:p>
          </table:table-cell>
          <table:table-cell table:formula="of:=([.B8]-[.D8])/[.D8]" office:value-type="float" office:value="0.186234817813765" calcext:value-type="float">
            <text:p>+19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7" calcext:value-type="float">
            <text:p>0.587</text:p>
          </table:table-cell>
          <table:table-cell office:value-type="float" office:value="0.46" calcext:value-type="float">
            <text:p>0.460</text:p>
          </table:table-cell>
          <table:table-cell table:formula="of:=([.B9]-[.C9])/[.C9]" office:value-type="float" office:value="-0.00170357751277683" calcext:value-type="float">
            <text:p>-0%</text:p>
          </table:table-cell>
          <table:table-cell table:formula="of:=([.B9]-[.D9])/[.D9]" office:value-type="float" office:value="0.273913043478261" calcext:value-type="float">
            <text:p>+27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7" calcext:value-type="float">
            <text:p>0.587</text:p>
          </table:table-cell>
          <table:table-cell office:value-type="float" office:value="0.46" calcext:value-type="float">
            <text:p>0.460</text:p>
          </table:table-cell>
          <table:table-cell table:formula="of:=([.B10]-[.C10])/[.C10]" office:value-type="float" office:value="-0.00170357751277683" calcext:value-type="float">
            <text:p>-0%</text:p>
          </table:table-cell>
          <table:table-cell table:formula="of:=([.B10]-[.D10])/[.D10]" office:value-type="float" office:value="0.273913043478261" calcext:value-type="float">
            <text:p>+27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7" calcext:value-type="float">
            <text:p>0.587</text:p>
          </table:table-cell>
          <table:table-cell office:value-type="float" office:value="0.46" calcext:value-type="float">
            <text:p>0.460</text:p>
          </table:table-cell>
          <table:table-cell table:formula="of:=([.B11]-[.C11])/[.C11]" office:value-type="float" office:value="-0.00170357751277683" calcext:value-type="float">
            <text:p>-0%</text:p>
          </table:table-cell>
          <table:table-cell table:formula="of:=([.B11]-[.D11])/[.D11]" office:value-type="float" office:value="0.273913043478261" calcext:value-type="float">
            <text:p>+2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7" calcext:value-type="float">
            <text:p>0.587</text:p>
          </table:table-cell>
          <table:table-cell office:value-type="float" office:value="0.46" calcext:value-type="float">
            <text:p>0.460</text:p>
          </table:table-cell>
          <table:table-cell table:formula="of:=([.B12]-[.C12])/[.C12]" office:value-type="float" office:value="-0.00170357751277683" calcext:value-type="float">
            <text:p>-0%</text:p>
          </table:table-cell>
          <table:table-cell table:formula="of:=([.B12]-[.D12])/[.D12]" office:value-type="float" office:value="0.273913043478261" calcext:value-type="float">
            <text:p>+27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7" calcext:value-type="float">
            <text:p>0.587</text:p>
          </table:table-cell>
          <table:table-cell office:value-type="float" office:value="0.46" calcext:value-type="float">
            <text:p>0.460</text:p>
          </table:table-cell>
          <table:table-cell table:formula="of:=([.B13]-[.C13])/[.C13]" office:value-type="float" office:value="-0.00170357751277683" calcext:value-type="float">
            <text:p>-0%</text:p>
          </table:table-cell>
          <table:table-cell table:formula="of:=([.B13]-[.D13])/[.D13]" office:value-type="float" office:value="0.273913043478261" calcext:value-type="float">
            <text:p>+27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7" calcext:value-type="float">
            <text:p>0.587</text:p>
          </table:table-cell>
          <table:table-cell office:value-type="float" office:value="0.494" calcext:value-type="float">
            <text:p>0.494</text:p>
          </table:table-cell>
          <table:table-cell table:formula="of:=([.B14]-[.C14])/[.C14]" office:value-type="float" office:value="-0.00170357751277683" calcext:value-type="float">
            <text:p>-0%</text:p>
          </table:table-cell>
          <table:table-cell table:formula="of:=([.B14]-[.D14])/[.D14]" office:value-type="float" office:value="0.186234817813765" calcext:value-type="float">
            <text:p>+19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85" calcext:value-type="float">
            <text:p>0.585</text:p>
          </table:table-cell>
          <table:table-cell office:value-type="float" office:value="0.587" calcext:value-type="float">
            <text:p>0.587</text:p>
          </table:table-cell>
          <table:table-cell office:value-type="float" office:value="0.46" calcext:value-type="float">
            <text:p>0.460</text:p>
          </table:table-cell>
          <table:table-cell table:formula="of:=([.B15]-[.C15])/[.C15]" office:value-type="float" office:value="-0.00340715502555367" calcext:value-type="float">
            <text:p>-0%</text:p>
          </table:table-cell>
          <table:table-cell table:formula="of:=([.B15]-[.D15])/[.D15]" office:value-type="float" office:value="0.271739130434783" calcext:value-type="float">
            <text:p>+27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85" calcext:value-type="float">
            <text:p>0.585</text:p>
          </table:table-cell>
          <table:table-cell office:value-type="float" office:value="0.587" calcext:value-type="float">
            <text:p>0.587</text:p>
          </table:table-cell>
          <table:table-cell office:value-type="float" office:value="0.495" calcext:value-type="float">
            <text:p>0.495</text:p>
          </table:table-cell>
          <table:table-cell table:formula="of:=([.B16]-[.C16])/[.C16]" office:value-type="float" office:value="-0.00340715502555367" calcext:value-type="float">
            <text:p>-0%</text:p>
          </table:table-cell>
          <table:table-cell table:formula="of:=([.B16]-[.D16])/[.D16]" office:value-type="float" office:value="0.181818181818182" calcext:value-type="float">
            <text:p>+18%</text:p>
          </table:table-cell>
        </table:table-row>
        <table:table-row table:style-name="ro1">
          <table:table-cell/>
          <table:table-cell table:style-name="ce1" table:number-columns-repeated="4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1" office:value-type="string" calcext:value-type="string">
            <text:p>Ave.</text:p>
          </table:table-cell>
          <table:table-cell table:style-name="ce11" table:formula="of:=TRIMMEAN([.E5:.E16];0.1)" office:value-type="percentage" office:value="-0.00212947189097104" calcext:value-type="percentage">
            <text:p>-0%</text:p>
          </table:table-cell>
          <table:table-cell table:style-name="ce11" table:formula="of:=TRIMMEAN([.F5:.F16];0.1)" office:value-type="percentage" office:value="0.281509653963727" calcext:value-type="percentage">
            <text:p>+28%</text:p>
          </table:table-cell>
        </table:table-row>
      </table:table>
      <table:table table:name="Get_40K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Rel. C<text:span text:style-name="T1">oeff.</text:span>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Unit</text:p>
          </table:table-cell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Intel Core i5-4590</text:p>
          </table:table-cell>
          <table:table-cell table:style-name="ce1" office:value-type="string" calcext:value-type="string">
            <text:p>ms / iter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No.</text:p>
          </table:table-cell>
          <table:table-cell table:style-name="ce1" office:value-type="string" calcext:value-type="string">
            <text:p>Std-B</text:p>
          </table:table-cell>
          <table:table-cell table:style-name="ce1" office:value-type="string" calcext:value-type="string">
            <text:p>B+3-32</text:p>
          </table:table-cell>
          <table:table-cell table:style-name="ce1" office:value-type="string" calcext:value-type="string">
            <text:p>B+3-48</text:p>
          </table:table-cell>
          <table:table-cell table:style-name="ce1" office:value-type="string" calcext:value-type="string">
            <text:p>B+3-32 Rel. Speed</text:p>
          </table:table-cell>
          <table:table-cell table:style-name="ce1" office:value-type="string" calcext:value-type="string">
            <text:p>B+3-48 Rel. 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07" calcext:value-type="float">
            <text:p>9.07</text:p>
          </table:table-cell>
          <table:table-cell office:value-type="float" office:value="4.98" calcext:value-type="float">
            <text:p>4.98</text:p>
          </table:table-cell>
          <table:table-cell office:value-type="float" office:value="2.92" calcext:value-type="float">
            <text:p>2.92</text:p>
          </table:table-cell>
          <table:table-cell table:formula="of:=([.B5]-[.C5])/[.C5]" office:value-type="float" office:value="0.821285140562249" calcext:value-type="float">
            <text:p>+82%</text:p>
          </table:table-cell>
          <table:table-cell table:formula="of:=([.B5]-[.D5])/[.D5]" office:value-type="float" office:value="2.10616438356164" calcext:value-type="float">
            <text:p>+21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69" calcext:value-type="float">
            <text:p>7.69</text:p>
          </table:table-cell>
          <table:table-cell office:value-type="float" office:value="5.36" calcext:value-type="float">
            <text:p>5.36</text:p>
          </table:table-cell>
          <table:table-cell office:value-type="float" office:value="2.93" calcext:value-type="float">
            <text:p>2.93</text:p>
          </table:table-cell>
          <table:table-cell table:formula="of:=([.B6]-[.C6])/[.C6]" office:value-type="float" office:value="0.434701492537313" calcext:value-type="float">
            <text:p>+43%</text:p>
          </table:table-cell>
          <table:table-cell table:formula="of:=([.B6]-[.D6])/[.D6]" office:value-type="float" office:value="1.62457337883959" calcext:value-type="float">
            <text:p>+16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7" calcext:value-type="float">
            <text:p>7.70</text:p>
          </table:table-cell>
          <table:table-cell office:value-type="float" office:value="6.38" calcext:value-type="float">
            <text:p>6.38</text:p>
          </table:table-cell>
          <table:table-cell office:value-type="float" office:value="2.88" calcext:value-type="float">
            <text:p>2.88</text:p>
          </table:table-cell>
          <table:table-cell table:formula="of:=([.B7]-[.C7])/[.C7]" office:value-type="float" office:value="0.206896551724138" calcext:value-type="float">
            <text:p>+21%</text:p>
          </table:table-cell>
          <table:table-cell table:formula="of:=([.B7]-[.D7])/[.D7]" office:value-type="float" office:value="1.67361111111111" calcext:value-type="float">
            <text:p>+16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73" calcext:value-type="float">
            <text:p>7.73</text:p>
          </table:table-cell>
          <table:table-cell office:value-type="float" office:value="3.92" calcext:value-type="float">
            <text:p>3.92</text:p>
          </table:table-cell>
          <table:table-cell office:value-type="float" office:value="2.93" calcext:value-type="float">
            <text:p>2.93</text:p>
          </table:table-cell>
          <table:table-cell table:formula="of:=([.B8]-[.C8])/[.C8]" office:value-type="float" office:value="0.971938775510204" calcext:value-type="float">
            <text:p>+97%</text:p>
          </table:table-cell>
          <table:table-cell table:formula="of:=([.B8]-[.D8])/[.D8]" office:value-type="float" office:value="1.6382252559727" calcext:value-type="float">
            <text:p>+164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8" calcext:value-type="float">
            <text:p>7.78</text:p>
          </table:table-cell>
          <table:table-cell office:value-type="float" office:value="5.02" calcext:value-type="float">
            <text:p>5.02</text:p>
          </table:table-cell>
          <table:table-cell office:value-type="float" office:value="2.91" calcext:value-type="float">
            <text:p>2.91</text:p>
          </table:table-cell>
          <table:table-cell table:formula="of:=([.B9]-[.C9])/[.C9]" office:value-type="float" office:value="0.549800796812749" calcext:value-type="float">
            <text:p>+55%</text:p>
          </table:table-cell>
          <table:table-cell table:formula="of:=([.B9]-[.D9])/[.D9]" office:value-type="float" office:value="1.67353951890034" calcext:value-type="float">
            <text:p>+167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73" calcext:value-type="float">
            <text:p>7.73</text:p>
          </table:table-cell>
          <table:table-cell office:value-type="float" office:value="5.01" calcext:value-type="float">
            <text:p>5.01</text:p>
          </table:table-cell>
          <table:table-cell office:value-type="float" office:value="2.91" calcext:value-type="float">
            <text:p>2.91</text:p>
          </table:table-cell>
          <table:table-cell table:formula="of:=([.B10]-[.C10])/[.C10]" office:value-type="float" office:value="0.542914171656687" calcext:value-type="float">
            <text:p>+54%</text:p>
          </table:table-cell>
          <table:table-cell table:formula="of:=([.B10]-[.D10])/[.D10]" office:value-type="float" office:value="1.65635738831615" calcext:value-type="float">
            <text:p>+166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07" calcext:value-type="float">
            <text:p>9.07</text:p>
          </table:table-cell>
          <table:table-cell office:value-type="float" office:value="5" calcext:value-type="float">
            <text:p>5.00</text:p>
          </table:table-cell>
          <table:table-cell office:value-type="float" office:value="2.95" calcext:value-type="float">
            <text:p>2.95</text:p>
          </table:table-cell>
          <table:table-cell table:formula="of:=([.B11]-[.C11])/[.C11]" office:value-type="float" office:value="0.814" calcext:value-type="float">
            <text:p>+81%</text:p>
          </table:table-cell>
          <table:table-cell table:formula="of:=([.B11]-[.D11])/[.D11]" office:value-type="float" office:value="2.07457627118644" calcext:value-type="float">
            <text:p>+20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 office:value-type="float" office:value="5" calcext:value-type="float">
            <text:p>5.00</text:p>
          </table:table-cell>
          <table:table-cell office:value-type="float" office:value="2.96" calcext:value-type="float">
            <text:p>2.96</text:p>
          </table:table-cell>
          <table:table-cell table:formula="of:=([.B12]-[.C12])/[.C12]" office:value-type="float" office:value="0.55" calcext:value-type="float">
            <text:p>+55%</text:p>
          </table:table-cell>
          <table:table-cell table:formula="of:=([.B12]-[.D12])/[.D12]" office:value-type="float" office:value="1.61824324324324" calcext:value-type="float">
            <text:p>+162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0</text:p>
          </table:table-cell>
          <table:table-cell office:value-type="float" office:value="5.08" calcext:value-type="float">
            <text:p>5.08</text:p>
          </table:table-cell>
          <table:table-cell office:value-type="float" office:value="2.95" calcext:value-type="float">
            <text:p>2.95</text:p>
          </table:table-cell>
          <table:table-cell table:formula="of:=([.B13]-[.C13])/[.C13]" office:value-type="float" office:value="0.535433070866142" calcext:value-type="float">
            <text:p>+54%</text:p>
          </table:table-cell>
          <table:table-cell table:formula="of:=([.B13]-[.D13])/[.D13]" office:value-type="float" office:value="1.64406779661017" calcext:value-type="float">
            <text:p>+164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74" calcext:value-type="float">
            <text:p>7.74</text:p>
          </table:table-cell>
          <table:table-cell office:value-type="float" office:value="3.94" calcext:value-type="float">
            <text:p>3.94</text:p>
          </table:table-cell>
          <table:table-cell office:value-type="float" office:value="2.94" calcext:value-type="float">
            <text:p>2.94</text:p>
          </table:table-cell>
          <table:table-cell table:formula="of:=([.B14]-[.C14])/[.C14]" office:value-type="float" office:value="0.964467005076142" calcext:value-type="float">
            <text:p>+96%</text:p>
          </table:table-cell>
          <table:table-cell table:formula="of:=([.B14]-[.D14])/[.D14]" office:value-type="float" office:value="1.63265306122449" calcext:value-type="float">
            <text:p>+163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75" calcext:value-type="float">
            <text:p>7.75</text:p>
          </table:table-cell>
          <table:table-cell office:value-type="float" office:value="5.03" calcext:value-type="float">
            <text:p>5.03</text:p>
          </table:table-cell>
          <table:table-cell office:value-type="float" office:value="2.93" calcext:value-type="float">
            <text:p>2.93</text:p>
          </table:table-cell>
          <table:table-cell table:formula="of:=([.B15]-[.C15])/[.C15]" office:value-type="float" office:value="0.540755467196819" calcext:value-type="float">
            <text:p>+54%</text:p>
          </table:table-cell>
          <table:table-cell table:formula="of:=([.B15]-[.D15])/[.D15]" office:value-type="float" office:value="1.64505119453925" calcext:value-type="float">
            <text:p>+165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67" calcext:value-type="float">
            <text:p>7.67</text:p>
          </table:table-cell>
          <table:table-cell office:value-type="float" office:value="4.97" calcext:value-type="float">
            <text:p>4.97</text:p>
          </table:table-cell>
          <table:table-cell office:value-type="float" office:value="2.88" calcext:value-type="float">
            <text:p>2.88</text:p>
          </table:table-cell>
          <table:table-cell table:formula="of:=([.B16]-[.C16])/[.C16]" office:value-type="float" office:value="0.543259557344065" calcext:value-type="float">
            <text:p>+54%</text:p>
          </table:table-cell>
          <table:table-cell table:formula="of:=([.B16]-[.D16])/[.D16]" office:value-type="float" office:value="1.66319444444444" calcext:value-type="float">
            <text:p>+166%</text:p>
          </table:table-cell>
        </table:table-row>
        <table:table-row table:style-name="ro1">
          <table:table-cell/>
          <table:table-cell table:style-name="ce1" table:number-columns-repeated="4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1" office:value-type="string" calcext:value-type="string">
            <text:p>Ave.</text:p>
          </table:table-cell>
          <table:table-cell table:style-name="ce11" table:formula="of:=TRIMMEAN([.E5:.E16];0.1)" office:value-type="percentage" office:value="0.622954335773876" calcext:value-type="percentage">
            <text:p>+62%</text:p>
          </table:table-cell>
          <table:table-cell table:style-name="ce11" table:formula="of:=TRIMMEAN([.F5:.F16];0.1)" office:value-type="percentage" office:value="1.7208547539958" calcext:value-type="percentage">
            <text:p>+172%</text:p>
          </table:table-cell>
        </table:table-row>
      </table:table>
      <table:table table:name="Get_400K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Rel. C<text:span text:style-name="T1">oeff.</text:span>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Unit</text:p>
          </table:table-cell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Intel Core i5-4590</text:p>
          </table:table-cell>
          <table:table-cell table:style-name="ce1" office:value-type="string" calcext:value-type="string">
            <text:p>ms / iter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No.</text:p>
          </table:table-cell>
          <table:table-cell table:style-name="ce1" office:value-type="string" calcext:value-type="string">
            <text:p>Std-B</text:p>
          </table:table-cell>
          <table:table-cell table:style-name="ce1" office:value-type="string" calcext:value-type="string">
            <text:p>B+3-32</text:p>
          </table:table-cell>
          <table:table-cell table:style-name="ce1" office:value-type="string" calcext:value-type="string">
            <text:p>B+3-48</text:p>
          </table:table-cell>
          <table:table-cell table:style-name="ce1" office:value-type="string" calcext:value-type="string">
            <office:annotation draw:style-name="gr1" svg:width="1.1413in" svg:height="0.7083in" svg:x="9.9815in" svg:y="0.3555in" draw:caption-point-x="-0.2402in" draw:caption-point-y="0.1819in">
              <dc:creator>Unknown Author</dc:creator>
              <dc:date>2025-07-31T00:00:00</dc:date>
              <text:p>(Vb – Vstd) / Vstd</text:p>
            </office:annotation>
            <text:p>B+3-32 Rel. Speed</text:p>
          </table:table-cell>
          <table:table-cell table:style-name="ce1" office:value-type="string" calcext:value-type="string">
            <text:p>B+3-48 Rel. 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.2" calcext:value-type="float">
            <text:p>75.2</text:p>
          </table:table-cell>
          <table:table-cell office:value-type="float" office:value="268" calcext:value-type="float">
            <text:p>268.0</text:p>
          </table:table-cell>
          <table:table-cell office:value-type="float" office:value="236" calcext:value-type="float">
            <text:p>236.0</text:p>
          </table:table-cell>
          <table:table-cell table:formula="of:=([.B5]-[.C5])/[.C5]" office:value-type="float" office:value="-0.719402985074627" calcext:value-type="float">
            <text:p>-72%</text:p>
          </table:table-cell>
          <table:table-cell table:formula="of:=([.B5]-[.D5])/[.D5]" office:value-type="float" office:value="-0.68135593220339" calcext:value-type="float">
            <text:p>-6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.1" calcext:value-type="float">
            <text:p>56.1</text:p>
          </table:table-cell>
          <table:table-cell office:value-type="float" office:value="102" calcext:value-type="float">
            <text:p>102.0</text:p>
          </table:table-cell>
          <table:table-cell office:value-type="float" office:value="103" calcext:value-type="float">
            <text:p>103.0</text:p>
          </table:table-cell>
          <table:table-cell table:formula="of:=([.B6]-[.C6])/[.C6]" office:value-type="float" office:value="-0.45" calcext:value-type="float">
            <text:p>-45%</text:p>
          </table:table-cell>
          <table:table-cell table:formula="of:=([.B6]-[.D6])/[.D6]" office:value-type="float" office:value="-0.455339805825243" calcext:value-type="float">
            <text:p>-4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.2" calcext:value-type="float">
            <text:p>42.2</text:p>
          </table:table-cell>
          <table:table-cell office:value-type="float" office:value="12.2" calcext:value-type="float">
            <text:p>12.2</text:p>
          </table:table-cell>
          <table:table-cell office:value-type="float" office:value="25.5" calcext:value-type="float">
            <text:p>25.5</text:p>
          </table:table-cell>
          <table:table-cell table:formula="of:=([.B7]-[.C7])/[.C7]" office:value-type="float" office:value="2.45901639344262" calcext:value-type="float">
            <text:p>+246%</text:p>
          </table:table-cell>
          <table:table-cell table:formula="of:=([.B7]-[.D7])/[.D7]" office:value-type="float" office:value="0.654901960784314" calcext:value-type="float">
            <text:p>+6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9" calcext:value-type="float">
            <text:p>41.9</text:p>
          </table:table-cell>
          <table:table-cell office:value-type="float" office:value="12.1" calcext:value-type="float">
            <text:p>12.1</text:p>
          </table:table-cell>
          <table:table-cell office:value-type="float" office:value="25.9" calcext:value-type="float">
            <text:p>25.9</text:p>
          </table:table-cell>
          <table:table-cell table:formula="of:=([.B8]-[.C8])/[.C8]" office:value-type="float" office:value="2.46280991735537" calcext:value-type="float">
            <text:p>+246%</text:p>
          </table:table-cell>
          <table:table-cell table:formula="of:=([.B8]-[.D8])/[.D8]" office:value-type="float" office:value="0.617760617760618" calcext:value-type="float">
            <text:p>+62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.0</text:p>
          </table:table-cell>
          <table:table-cell office:value-type="float" office:value="172.4" calcext:value-type="float">
            <text:p>172.4</text:p>
          </table:table-cell>
          <table:table-cell office:value-type="float" office:value="175.6" calcext:value-type="float">
            <text:p>175.6</text:p>
          </table:table-cell>
          <table:table-cell table:formula="of:=([.B9]-[.C9])/[.C9]" office:value-type="float" office:value="-0.675174013921114" calcext:value-type="float">
            <text:p>-68%</text:p>
          </table:table-cell>
          <table:table-cell table:formula="of:=([.B9]-[.D9])/[.D9]" office:value-type="float" office:value="-0.681093394077449" calcext:value-type="float">
            <text:p>-68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.5" calcext:value-type="float">
            <text:p>58.5</text:p>
          </table:table-cell>
          <table:table-cell office:value-type="float" office:value="124.2" calcext:value-type="float">
            <text:p>124.2</text:p>
          </table:table-cell>
          <table:table-cell office:value-type="float" office:value="125.7" calcext:value-type="float">
            <text:p>125.7</text:p>
          </table:table-cell>
          <table:table-cell table:formula="of:=([.B10]-[.C10])/[.C10]" office:value-type="float" office:value="-0.528985507246377" calcext:value-type="float">
            <text:p>-53%</text:p>
          </table:table-cell>
          <table:table-cell table:formula="of:=([.B10]-[.D10])/[.D10]" office:value-type="float" office:value="-0.534606205250597" calcext:value-type="float">
            <text:p>-53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.6" calcext:value-type="float">
            <text:p>47.6</text:p>
          </table:table-cell>
          <table:table-cell office:value-type="float" office:value="38.9" calcext:value-type="float">
            <text:p>38.9</text:p>
          </table:table-cell>
          <table:table-cell office:value-type="float" office:value="48.9" calcext:value-type="float">
            <text:p>48.9</text:p>
          </table:table-cell>
          <table:table-cell table:formula="of:=([.B11]-[.C11])/[.C11]" office:value-type="float" office:value="0.223650385604113" calcext:value-type="float">
            <text:p>+22%</text:p>
          </table:table-cell>
          <table:table-cell table:formula="of:=([.B11]-[.D11])/[.D11]" office:value-type="float" office:value="-0.0265848670756646" calcext:value-type="float">
            <text:p>-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.2" calcext:value-type="float">
            <text:p>61.2</text:p>
          </table:table-cell>
          <table:table-cell office:value-type="float" office:value="185.2" calcext:value-type="float">
            <text:p>185.2</text:p>
          </table:table-cell>
          <table:table-cell office:value-type="float" office:value="169.9" calcext:value-type="float">
            <text:p>169.9</text:p>
          </table:table-cell>
          <table:table-cell table:formula="of:=([.B12]-[.C12])/[.C12]" office:value-type="float" office:value="-0.669546436285097" calcext:value-type="float">
            <text:p>-67%</text:p>
          </table:table-cell>
          <table:table-cell table:formula="of:=([.B12]-[.D12])/[.D12]" office:value-type="float" office:value="-0.639788110653326" calcext:value-type="float">
            <text:p>-64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.5" calcext:value-type="float">
            <text:p>42.5</text:p>
          </table:table-cell>
          <table:table-cell office:value-type="float" office:value="12.2" calcext:value-type="float">
            <text:p>12.2</text:p>
          </table:table-cell>
          <table:table-cell office:value-type="float" office:value="25.6" calcext:value-type="float">
            <text:p>25.6</text:p>
          </table:table-cell>
          <table:table-cell table:formula="of:=([.B13]-[.C13])/[.C13]" office:value-type="float" office:value="2.48360655737705" calcext:value-type="float">
            <text:p>+248%</text:p>
          </table:table-cell>
          <table:table-cell table:formula="of:=([.B13]-[.D13])/[.D13]" office:value-type="float" office:value="0.66015625" calcext:value-type="float">
            <text:p>+66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.6" calcext:value-type="float">
            <text:p>93.6</text:p>
          </table:table-cell>
          <table:table-cell office:value-type="float" office:value="223.4" calcext:value-type="float">
            <text:p>223.4</text:p>
          </table:table-cell>
          <table:table-cell office:value-type="float" office:value="205.1" calcext:value-type="float">
            <text:p>205.1</text:p>
          </table:table-cell>
          <table:table-cell table:formula="of:=([.B14]-[.C14])/[.C14]" office:value-type="float" office:value="-0.581020590868398" calcext:value-type="float">
            <text:p>-58%</text:p>
          </table:table-cell>
          <table:table-cell table:formula="of:=([.B14]-[.D14])/[.D14]" office:value-type="float" office:value="-0.543637250121892" calcext:value-type="float">
            <text:p>-54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.4" calcext:value-type="float">
            <text:p>42.4</text:p>
          </table:table-cell>
          <table:table-cell office:value-type="float" office:value="12.6" calcext:value-type="float">
            <text:p>12.6</text:p>
          </table:table-cell>
          <table:table-cell office:value-type="float" office:value="25.6" calcext:value-type="float">
            <text:p>25.6</text:p>
          </table:table-cell>
          <table:table-cell table:formula="of:=([.B15]-[.C15])/[.C15]" office:value-type="float" office:value="2.36507936507937" calcext:value-type="float">
            <text:p>+237%</text:p>
          </table:table-cell>
          <table:table-cell table:formula="of:=([.B15]-[.D15])/[.D15]" office:value-type="float" office:value="0.65625" calcext:value-type="float">
            <text:p>+66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.0</text:p>
          </table:table-cell>
          <table:table-cell office:value-type="float" office:value="12.2" calcext:value-type="float">
            <text:p>12.2</text:p>
          </table:table-cell>
          <table:table-cell office:value-type="float" office:value="25.8" calcext:value-type="float">
            <text:p>25.8</text:p>
          </table:table-cell>
          <table:table-cell table:formula="of:=([.B16]-[.C16])/[.C16]" office:value-type="float" office:value="2.44262295081967" calcext:value-type="float">
            <text:p>+244%</text:p>
          </table:table-cell>
          <table:table-cell table:formula="of:=([.B16]-[.D16])/[.D16]" office:value-type="float" office:value="0.627906976744186" calcext:value-type="float">
            <text:p>+63%</text:p>
          </table:table-cell>
        </table:table-row>
        <table:table-row table:style-name="ro1">
          <table:table-cell/>
          <table:table-cell table:style-name="ce1" table:number-columns-repeated="4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1" office:value-type="string" calcext:value-type="string">
            <text:p>Ave.</text:p>
          </table:table-cell>
          <table:table-cell table:style-name="ce11" table:formula="of:=TRIMMEAN([.E5:.E16];0.1)" office:value-type="percentage" office:value="0.734388003023549" calcext:value-type="percentage">
            <text:p>+73%</text:p>
          </table:table-cell>
          <table:table-cell table:style-name="ce11" table:formula="of:=TRIMMEAN([.F5:.F16];0.1)" office:value-type="percentage" office:value="-0.0287858133265369" calcext:value-type="percentage">
            <text:p>-3%</text:p>
          </table:table-cell>
        </table:table-row>
      </table:table>
      <table:table table:name="Get_4000K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Rel. C<text:span text:style-name="T1">oeff.</text:span>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Unit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ntel Core i5-4590</text:p>
          </table:table-cell>
          <table:table-cell table:style-name="ce1" office:value-type="string" calcext:value-type="string">
            <text:p>ms / iter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No.</text:p>
          </table:table-cell>
          <table:table-cell table:style-name="ce1" office:value-type="string" calcext:value-type="string">
            <text:p>Std-B</text:p>
          </table:table-cell>
          <table:table-cell table:style-name="ce1" office:value-type="string" calcext:value-type="string">
            <text:p>B+3-32 </text:p>
          </table:table-cell>
          <table:table-cell table:style-name="ce1" office:value-type="string" calcext:value-type="string">
            <text:p>B+3-48 </text:p>
          </table:table-cell>
          <table:table-cell table:style-name="ce1" office:value-type="string" calcext:value-type="string">
            <office:annotation draw:style-name="gr1" svg:width="1.1413in" svg:height="0.7083in" svg:x="9.9815in" svg:y="0.3555in" draw:caption-point-x="-0.2402in" draw:caption-point-y="0.1819in">
              <dc:creator>Unknown Author</dc:creator>
              <dc:date>2025-07-31T00:00:00</dc:date>
              <text:p>(Vb – Vstd) / Vstd</text:p>
            </office:annotation>
            <text:p><text:span text:style-name="T2">B+3-32 </text:span>Compare With Std-B (%)</text:p>
          </table:table-cell>
          <table:table-cell table:style-name="ce1" office:value-type="string" calcext:value-type="string">
            <text:p>B+3-48 Compare With Std-B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79" calcext:value-type="float">
            <text:p>379</text:p>
          </table:table-cell>
          <table:table-cell office:value-type="float" office:value="372" calcext:value-type="float">
            <text:p>372</text:p>
          </table:table-cell>
          <table:table-cell table:formula="of:=([.B5]-[.C5])/[.C5]" office:value-type="float" office:value="-0.472295514511873" calcext:value-type="float">
            <text:p>-47%</text:p>
          </table:table-cell>
          <table:table-cell table:formula="of:=([.B5]-[.D5])/[.D5]" office:value-type="float" office:value="-0.462365591397849" calcext:value-type="float">
            <text:p>-4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344" calcext:value-type="float">
            <text:p>344</text:p>
          </table:table-cell>
          <table:table-cell office:value-type="float" office:value="361" calcext:value-type="float">
            <text:p>361</text:p>
          </table:table-cell>
          <table:table-cell table:formula="of:=([.B6]-[.C6])/[.C6]" office:value-type="float" office:value="-0.476744186046512" calcext:value-type="float">
            <text:p>-48%</text:p>
          </table:table-cell>
          <table:table-cell table:formula="of:=([.B6]-[.D6])/[.D6]" office:value-type="float" office:value="-0.501385041551247" calcext:value-type="float">
            <text:p>-5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table:formula="of:=([.B7]-[.C7])/[.C7]" office:value-type="float" office:value="-0.498614958448754" calcext:value-type="float">
            <text:p>-50%</text:p>
          </table:table-cell>
          <table:table-cell table:formula="of:=([.B7]-[.D7])/[.D7]" office:value-type="float" office:value="-0.497222222222222" calcext:value-type="float">
            <text:p>-5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346" calcext:value-type="float">
            <text:p>346</text:p>
          </table:table-cell>
          <table:table-cell office:value-type="float" office:value="373" calcext:value-type="float">
            <text:p>373</text:p>
          </table:table-cell>
          <table:table-cell table:formula="of:=([.B8]-[.C8])/[.C8]" office:value-type="float" office:value="-0.479768786127168" calcext:value-type="float">
            <text:p>-48%</text:p>
          </table:table-cell>
          <table:table-cell table:formula="of:=([.B8]-[.D8])/[.D8]" office:value-type="float" office:value="-0.517426273458445" calcext:value-type="float">
            <text:p>-52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358" calcext:value-type="float">
            <text:p>358</text:p>
          </table:table-cell>
          <table:table-cell office:value-type="float" office:value="365" calcext:value-type="float">
            <text:p>365</text:p>
          </table:table-cell>
          <table:table-cell table:formula="of:=([.B9]-[.C9])/[.C9]" office:value-type="float" office:value="-0.491620111731844" calcext:value-type="float">
            <text:p>-49%</text:p>
          </table:table-cell>
          <table:table-cell table:formula="of:=([.B9]-[.D9])/[.D9]" office:value-type="float" office:value="-0.501369863013699" calcext:value-type="float">
            <text:p>-5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table:formula="of:=([.B10]-[.C10])/[.C10]" office:value-type="float" office:value="-0.483240223463687" calcext:value-type="float">
            <text:p>-48%</text:p>
          </table:table-cell>
          <table:table-cell table:formula="of:=([.B10]-[.D10])/[.D10]" office:value-type="float" office:value="-0.486111111111111" calcext:value-type="float">
            <text:p>-49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float" office:value="358" calcext:value-type="float">
            <text:p>358</text:p>
          </table:table-cell>
          <table:table-cell office:value-type="float" office:value="337" calcext:value-type="float">
            <text:p>337</text:p>
          </table:table-cell>
          <table:table-cell table:formula="of:=([.B11]-[.C11])/[.C11]" office:value-type="float" office:value="-0.513966480446927" calcext:value-type="float">
            <text:p>-51%</text:p>
          </table:table-cell>
          <table:table-cell table:formula="of:=([.B11]-[.D11])/[.D11]" office:value-type="float" office:value="-0.483679525222552" calcext:value-type="float">
            <text:p>-48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372" calcext:value-type="float">
            <text:p>372</text:p>
          </table:table-cell>
          <table:table-cell office:value-type="float" office:value="360" calcext:value-type="float">
            <text:p>360</text:p>
          </table:table-cell>
          <table:table-cell table:formula="of:=([.B12]-[.C12])/[.C12]" office:value-type="float" office:value="-0.505376344086022" calcext:value-type="float">
            <text:p>-51%</text:p>
          </table:table-cell>
          <table:table-cell table:formula="of:=([.B12]-[.D12])/[.D12]" office:value-type="float" office:value="-0.488888888888889" calcext:value-type="float">
            <text:p>-49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 office:value-type="float" office:value="349" calcext:value-type="float">
            <text:p>349</text:p>
          </table:table-cell>
          <table:table-cell office:value-type="float" office:value="331" calcext:value-type="float">
            <text:p>331</text:p>
          </table:table-cell>
          <table:table-cell table:formula="of:=([.B13]-[.C13])/[.C13]" office:value-type="float" office:value="-0.487106017191977" calcext:value-type="float">
            <text:p>-49%</text:p>
          </table:table-cell>
          <table:table-cell table:formula="of:=([.B13]-[.D13])/[.D13]" office:value-type="float" office:value="-0.459214501510574" calcext:value-type="float">
            <text:p>-46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float" office:value="355" calcext:value-type="float">
            <text:p>355</text:p>
          </table:table-cell>
          <table:table-cell office:value-type="float" office:value="343" calcext:value-type="float">
            <text:p>343</text:p>
          </table:table-cell>
          <table:table-cell table:formula="of:=([.B14]-[.C14])/[.C14]" office:value-type="float" office:value="-0.501408450704225" calcext:value-type="float">
            <text:p>-50%</text:p>
          </table:table-cell>
          <table:table-cell table:formula="of:=([.B14]-[.D14])/[.D14]" office:value-type="float" office:value="-0.48396501457726" calcext:value-type="float">
            <text:p>-48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  <table:table-cell table:formula="of:=([.B15]-[.C15])/[.C15]" office:value-type="float" office:value="-0.497109826589595" calcext:value-type="float">
            <text:p>-50%</text:p>
          </table:table-cell>
          <table:table-cell table:formula="of:=([.B15]-[.D15])/[.D15]" office:value-type="float" office:value="-0.501432664756447" calcext:value-type="float">
            <text:p>-5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4" calcext:value-type="float">
            <text:p>184</text:p>
          </table:table-cell>
          <table:table-cell office:value-type="float" office:value="355" calcext:value-type="float">
            <text:p>355</text:p>
          </table:table-cell>
          <table:table-cell office:value-type="float" office:value="359" calcext:value-type="float">
            <text:p>359</text:p>
          </table:table-cell>
          <table:table-cell table:formula="of:=([.B16]-[.C16])/[.C16]" office:value-type="float" office:value="-0.48169014084507" calcext:value-type="float">
            <text:p>-48%</text:p>
          </table:table-cell>
          <table:table-cell table:formula="of:=([.B16]-[.D16])/[.D16]" office:value-type="float" office:value="-0.487465181058496" calcext:value-type="float">
            <text:p>-49%</text:p>
          </table:table-cell>
        </table:table-row>
        <table:table-row table:style-name="ro1">
          <table:table-cell/>
          <table:table-cell table:style-name="ce1" table:number-columns-repeated="4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1" office:value-type="string" calcext:value-type="string">
            <text:p>Ave.</text:p>
          </table:table-cell>
          <table:table-cell table:style-name="ce11" table:formula="of:=TRIMMEAN([.E5:.E16];0.1)" office:value-type="percentage" office:value="-0.490745086682805" calcext:value-type="percentage">
            <text:p>-49%</text:p>
          </table:table-cell>
          <table:table-cell table:style-name="ce11" table:formula="of:=TRIMMEAN([.F5:.F16];0.1)" office:value-type="percentage" office:value="-0.489210489897399" calcext:value-type="percentage">
            <text:p>-49%</text:p>
          </table:table-cell>
        </table:table-row>
      </table:table>
      <table:table table:name="Insert_Remove_4K" table:style-name="ta1"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3"/>
        <table:table-column table:style-name="co13" table:default-cell-style-name="ce3"/>
        <table:table-column table:style-name="co3" table:default-cell-style-name="ce3"/>
        <table:table-column table:style-name="co18" table:default-cell-style-name="ce3"/>
        <table:table-row table:style-name="ro1">
          <table:table-cell office:value-type="string" calcext:value-type="string">
            <text:p>Rel. C<text:span text:style-name="T1">oeff.</text:span>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Unit</text:p>
          </table:table-cell>
          <table:table-cell table:style-name="Default"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ntel Core i5-4590</text:p>
          </table:table-cell>
          <table:table-cell table:style-name="ce1" office:value-type="string" calcext:value-type="string">
            <text:p>ms / iter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4"/>
        </table:table-row>
        <table:table-row table:style-name="ro1">
          <table:table-cell office:value-type="string" calcext:value-type="string">
            <text:p>No.</text:p>
          </table:table-cell>
          <table:table-cell table:style-name="ce1" office:value-type="string" calcext:value-type="string">
            <text:p>Std-B Insert</text:p>
          </table:table-cell>
          <table:table-cell table:style-name="ce1" office:value-type="string" calcext:value-type="string">
            <text:p>B+3-32 Insert</text:p>
          </table:table-cell>
          <table:table-cell table:style-name="ce1" office:value-type="string" calcext:value-type="string">
            <text:p>B+3-48 Insert</text:p>
          </table:table-cell>
          <table:table-cell table:style-name="ce1" office:value-type="string" calcext:value-type="string">
            <text:p>Std-B Insert &amp; Remove</text:p>
          </table:table-cell>
          <table:table-cell table:style-name="ce1" office:value-type="string" calcext:value-type="string">
            <text:p>B+3-32 Insert &amp; Remove</text:p>
          </table:table-cell>
          <table:table-cell table:style-name="ce1" office:value-type="string" calcext:value-type="string">
            <text:p>B+3-48 Insert &amp; Remove</text:p>
          </table:table-cell>
          <table:table-cell table:style-name="ce15" office:value-type="string" calcext:value-type="string">
            <text:p>Std-B Cal. Remove</text:p>
          </table:table-cell>
          <table:table-cell table:style-name="ce1" office:value-type="string" calcext:value-type="string">
            <text:p>B+3-32 Cal. Remove</text:p>
          </table:table-cell>
          <table:table-cell table:style-name="ce1" office:value-type="string" calcext:value-type="string">
            <text:p>B+3-48 Cal. Remove</text:p>
          </table:table-cell>
          <table:table-cell table:style-name="ce1" office:value-type="string" calcext:value-type="string">
            <text:p>B+3-32 Insert Rel. Speed</text:p>
          </table:table-cell>
          <table:table-cell table:style-name="ce1" office:value-type="string" calcext:value-type="string">
            <text:p>B+3-48 Insert Rel. Speed</text:p>
          </table:table-cell>
          <table:table-cell table:style-name="ce1" office:value-type="string" calcext:value-type="string">
            <text:p>B+3-32 Remove Rel. Speed</text:p>
          </table:table-cell>
          <table:table-cell table:style-name="ce1" office:value-type="string" calcext:value-type="string">
            <text:p>B+3-48 Insert Rel. 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6" calcext:value-type="float">
            <text:p>0.316</text:p>
          </table:table-cell>
          <table:table-cell office:value-type="float" office:value="0.636" calcext:value-type="float">
            <text:p>0.636</text:p>
          </table:table-cell>
          <table:table-cell office:value-type="float" office:value="0.62" calcext:value-type="float">
            <text:p>0.620</text:p>
          </table:table-cell>
          <table:table-cell office:value-type="float" office:value="0.622" calcext:value-type="float">
            <text:p>0.622</text:p>
          </table:table-cell>
          <table:table-cell table:formula="of:=[.E5]-[.B5]" office:value-type="float" office:value="0.318" calcext:value-type="float">
            <text:p>0.318</text:p>
          </table:table-cell>
          <table:table-cell table:formula="of:=[.F5]-[.C5]" office:value-type="float" office:value="0.312" calcext:value-type="float">
            <text:p>0.312</text:p>
          </table:table-cell>
          <table:table-cell table:formula="of:=[.G5]-[.D5]" office:value-type="float" office:value="0.306" calcext:value-type="float">
            <text:p>0.306</text:p>
          </table:table-cell>
          <table:table-cell table:formula="of:=([.B5]-[.C5])/[.C5]" office:value-type="float" office:value="0.0324675324675325" calcext:value-type="float">
            <text:p>+3%</text:p>
          </table:table-cell>
          <table:table-cell table:formula="of:=([.B5]-[.D5])/[.D5]" office:value-type="float" office:value="0.00632911392405064" calcext:value-type="float">
            <text:p>+1%</text:p>
          </table:table-cell>
          <table:table-cell table:formula="of:=([.H5]-[.I5])/[.I5]" office:value-type="float" office:value="0.0192307692307693" calcext:value-type="float">
            <text:p>+2%</text:p>
          </table:table-cell>
          <table:table-cell table:formula="of:=([.H5]-[.J5])/[.J5]" office:value-type="float" office:value="0.0392156862745098" calcext:value-type="float">
            <text:p>+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5" calcext:value-type="float">
            <text:p>0.315</text:p>
          </table:table-cell>
          <table:table-cell office:value-type="float" office:value="0.632" calcext:value-type="float">
            <text:p>0.632</text:p>
          </table:table-cell>
          <table:table-cell office:value-type="float" office:value="0.621" calcext:value-type="float">
            <text:p>0.621</text:p>
          </table:table-cell>
          <table:table-cell office:value-type="float" office:value="0.612" calcext:value-type="float">
            <text:p>0.612</text:p>
          </table:table-cell>
          <table:table-cell table:formula="of:=[.E6]-[.B6]" office:value-type="float" office:value="0.307" calcext:value-type="float">
            <text:p>0.307</text:p>
          </table:table-cell>
          <table:table-cell table:formula="of:=[.F6]-[.C6]" office:value-type="float" office:value="0.31" calcext:value-type="float">
            <text:p>0.310</text:p>
          </table:table-cell>
          <table:table-cell table:formula="of:=[.G6]-[.D6]" office:value-type="float" office:value="0.297" calcext:value-type="float">
            <text:p>0.297</text:p>
          </table:table-cell>
          <table:table-cell table:formula="of:=([.B6]-[.C6])/[.C6]" office:value-type="float" office:value="0.0450160771704181" calcext:value-type="float">
            <text:p>+5%</text:p>
          </table:table-cell>
          <table:table-cell table:formula="of:=([.B6]-[.D6])/[.D6]" office:value-type="float" office:value="0.0317460317460318" calcext:value-type="float">
            <text:p>+3%</text:p>
          </table:table-cell>
          <table:table-cell table:formula="of:=([.H6]-[.I6])/[.I6]" office:value-type="float" office:value="-0.00967741935483872" calcext:value-type="float">
            <text:p>-1%</text:p>
          </table:table-cell>
          <table:table-cell table:formula="of:=([.H6]-[.J6])/[.J6]" office:value-type="float" office:value="0.0336700336700337" calcext:value-type="float">
            <text:p>+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5" calcext:value-type="float">
            <text:p>0.3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623" calcext:value-type="float">
            <text:p>0.623</text:p>
          </table:table-cell>
          <table:table-cell office:value-type="float" office:value="0.618" calcext:value-type="float">
            <text:p>0.618</text:p>
          </table:table-cell>
          <table:table-cell table:formula="of:=[.E7]-[.B7]" office:value-type="float" office:value="0.313" calcext:value-type="float">
            <text:p>0.313</text:p>
          </table:table-cell>
          <table:table-cell table:formula="of:=[.F7]-[.C7]" office:value-type="float" office:value="0.315" calcext:value-type="float">
            <text:p>0.315</text:p>
          </table:table-cell>
          <table:table-cell table:formula="of:=[.G7]-[.D7]" office:value-type="float" office:value="0.303" calcext:value-type="float">
            <text:p>0.303</text:p>
          </table:table-cell>
          <table:table-cell table:formula="of:=([.B7]-[.C7])/[.C7]" office:value-type="float" office:value="0.0422077922077922" calcext:value-type="float">
            <text:p>+4%</text:p>
          </table:table-cell>
          <table:table-cell table:formula="of:=([.B7]-[.D7])/[.D7]" office:value-type="float" office:value="0.0190476190476191" calcext:value-type="float">
            <text:p>+2%</text:p>
          </table:table-cell>
          <table:table-cell table:formula="of:=([.H7]-[.I7])/[.I7]" office:value-type="float" office:value="-0.00634920634920635" calcext:value-type="float">
            <text:p>-1%</text:p>
          </table:table-cell>
          <table:table-cell table:formula="of:=([.H7]-[.J7])/[.J7]" office:value-type="float" office:value="0.033003300330033" calcext:value-type="float">
            <text:p>+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5" calcext:value-type="float">
            <text:p>0.315</text:p>
          </table:table-cell>
          <table:table-cell office:value-type="float" office:value="0.631" calcext:value-type="float">
            <text:p>0.631</text:p>
          </table:table-cell>
          <table:table-cell office:value-type="float" office:value="0.621" calcext:value-type="float">
            <text:p>0.621</text:p>
          </table:table-cell>
          <table:table-cell office:value-type="float" office:value="0.624" calcext:value-type="float">
            <text:p>0.624</text:p>
          </table:table-cell>
          <table:table-cell table:formula="of:=[.E8]-[.B8]" office:value-type="float" office:value="0.307" calcext:value-type="float">
            <text:p>0.307</text:p>
          </table:table-cell>
          <table:table-cell table:formula="of:=[.F8]-[.C8]" office:value-type="float" office:value="0.314" calcext:value-type="float">
            <text:p>0.314</text:p>
          </table:table-cell>
          <table:table-cell table:formula="of:=[.G8]-[.D8]" office:value-type="float" office:value="0.309" calcext:value-type="float">
            <text:p>0.309</text:p>
          </table:table-cell>
          <table:table-cell table:formula="of:=([.B8]-[.C8])/[.C8]" office:value-type="float" office:value="0.0553745928338763" calcext:value-type="float">
            <text:p>+6%</text:p>
          </table:table-cell>
          <table:table-cell table:formula="of:=([.B8]-[.D8])/[.D8]" office:value-type="float" office:value="0.0285714285714286" calcext:value-type="float">
            <text:p>+3%</text:p>
          </table:table-cell>
          <table:table-cell table:formula="of:=([.H8]-[.I8])/[.I8]" office:value-type="float" office:value="-0.0222929936305733" calcext:value-type="float">
            <text:p>-2%</text:p>
          </table:table-cell>
          <table:table-cell table:formula="of:=([.H8]-[.J8])/[.J8]" office:value-type="float" office:value="-0.00647249190938512" calcext:value-type="float">
            <text:p>-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7" calcext:value-type="float">
            <text:p>0.317</text:p>
          </table:table-cell>
          <table:table-cell office:value-type="float" office:value="0.629" calcext:value-type="float">
            <text:p>0.629</text:p>
          </table:table-cell>
          <table:table-cell table:number-columns-repeated="2" office:value-type="float" office:value="0.618" calcext:value-type="float">
            <text:p>0.618</text:p>
          </table:table-cell>
          <table:table-cell table:formula="of:=[.E9]-[.B9]" office:value-type="float" office:value="0.305" calcext:value-type="float">
            <text:p>0.305</text:p>
          </table:table-cell>
          <table:table-cell table:formula="of:=[.F9]-[.C9]" office:value-type="float" office:value="0.312" calcext:value-type="float">
            <text:p>0.312</text:p>
          </table:table-cell>
          <table:table-cell table:formula="of:=[.G9]-[.D9]" office:value-type="float" office:value="0.301" calcext:value-type="float">
            <text:p>0.301</text:p>
          </table:table-cell>
          <table:table-cell table:formula="of:=([.B9]-[.C9])/[.C9]" office:value-type="float" office:value="0.0588235294117648" calcext:value-type="float">
            <text:p>+6%</text:p>
          </table:table-cell>
          <table:table-cell table:formula="of:=([.B9]-[.D9])/[.D9]" office:value-type="float" office:value="0.0220820189274448" calcext:value-type="float">
            <text:p>+2%</text:p>
          </table:table-cell>
          <table:table-cell table:formula="of:=([.H9]-[.I9])/[.I9]" office:value-type="float" office:value="-0.0224358974358975" calcext:value-type="float">
            <text:p>-2%</text:p>
          </table:table-cell>
          <table:table-cell table:formula="of:=([.H9]-[.J9])/[.J9]" office:value-type="float" office:value="0.0132890365448505" calcext:value-type="float">
            <text:p>+1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4" calcext:value-type="float">
            <text:p>0.314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" calcext:value-type="float">
            <text:p>0.630</text:p>
          </table:table-cell>
          <table:table-cell office:value-type="float" office:value="0.624" calcext:value-type="float">
            <text:p>0.624</text:p>
          </table:table-cell>
          <table:table-cell table:formula="of:=[.E10]-[.B10]" office:value-type="float" office:value="0.314" calcext:value-type="float">
            <text:p>0.314</text:p>
          </table:table-cell>
          <table:table-cell table:formula="of:=[.F10]-[.C10]" office:value-type="float" office:value="0.323" calcext:value-type="float">
            <text:p>0.323</text:p>
          </table:table-cell>
          <table:table-cell table:formula="of:=[.G10]-[.D10]" office:value-type="float" office:value="0.31" calcext:value-type="float">
            <text:p>0.310</text:p>
          </table:table-cell>
          <table:table-cell table:formula="of:=([.B10]-[.C10])/[.C10]" office:value-type="float" office:value="0.0488599348534202" calcext:value-type="float">
            <text:p>+5%</text:p>
          </table:table-cell>
          <table:table-cell table:formula="of:=([.B10]-[.D10])/[.D10]" office:value-type="float" office:value="0.0254777070063695" calcext:value-type="float">
            <text:p>+3%</text:p>
          </table:table-cell>
          <table:table-cell table:formula="of:=([.H10]-[.I10])/[.I10]" office:value-type="float" office:value="-0.0278637770897833" calcext:value-type="float">
            <text:p>-3%</text:p>
          </table:table-cell>
          <table:table-cell table:formula="of:=([.H10]-[.J10])/[.J10]" office:value-type="float" office:value="0.0129032258064516" calcext:value-type="float">
            <text:p>+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22" calcext:value-type="float">
            <text:p>0.322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5" calcext:value-type="float">
            <text:p>0.315</text:p>
          </table:table-cell>
          <table:table-cell office:value-type="float" office:value="0.631" calcext:value-type="float">
            <text:p>0.631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1" calcext:value-type="float">
            <text:p>0.621</text:p>
          </table:table-cell>
          <table:table-cell table:formula="of:=[.E11]-[.B11]" office:value-type="float" office:value="0.309" calcext:value-type="float">
            <text:p>0.309</text:p>
          </table:table-cell>
          <table:table-cell table:formula="of:=[.F11]-[.C11]" office:value-type="float" office:value="0.314" calcext:value-type="float">
            <text:p>0.314</text:p>
          </table:table-cell>
          <table:table-cell table:formula="of:=[.G11]-[.D11]" office:value-type="float" office:value="0.306" calcext:value-type="float">
            <text:p>0.306</text:p>
          </table:table-cell>
          <table:table-cell table:formula="of:=([.B11]-[.C11])/[.C11]" office:value-type="float" office:value="0.0454545454545455" calcext:value-type="float">
            <text:p>+5%</text:p>
          </table:table-cell>
          <table:table-cell table:formula="of:=([.B11]-[.D11])/[.D11]" office:value-type="float" office:value="0.0222222222222222" calcext:value-type="float">
            <text:p>+2%</text:p>
          </table:table-cell>
          <table:table-cell table:formula="of:=([.H11]-[.I11])/[.I11]" office:value-type="float" office:value="-0.0159235668789809" calcext:value-type="float">
            <text:p>-2%</text:p>
          </table:table-cell>
          <table:table-cell table:formula="of:=([.H11]-[.J11])/[.J11]" office:value-type="float" office:value="0.00980392156862746" calcext:value-type="float">
            <text:p>+1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8" calcext:value-type="float">
            <text:p>0.318</text:p>
          </table:table-cell>
          <table:table-cell office:value-type="float" office:value="0.636" calcext:value-type="float">
            <text:p>0.636</text:p>
          </table:table-cell>
          <table:table-cell office:value-type="float" office:value="0.629" calcext:value-type="float">
            <text:p>0.629</text:p>
          </table:table-cell>
          <table:table-cell office:value-type="float" office:value="0.618" calcext:value-type="float">
            <text:p>0.618</text:p>
          </table:table-cell>
          <table:table-cell table:formula="of:=[.E12]-[.B12]" office:value-type="float" office:value="0.322" calcext:value-type="float">
            <text:p>0.322</text:p>
          </table:table-cell>
          <table:table-cell table:formula="of:=[.F12]-[.C12]" office:value-type="float" office:value="0.322" calcext:value-type="float">
            <text:p>0.322</text:p>
          </table:table-cell>
          <table:table-cell table:formula="of:=[.G12]-[.D12]" office:value-type="float" office:value="0.3" calcext:value-type="float">
            <text:p>0.300</text:p>
          </table:table-cell>
          <table:table-cell table:formula="of:=([.B12]-[.C12])/[.C12]" office:value-type="float" office:value="0.0228013029315961" calcext:value-type="float">
            <text:p>+2%</text:p>
          </table:table-cell>
          <table:table-cell table:formula="of:=([.B12]-[.D12])/[.D12]" office:value-type="float" office:value="-0.0125786163522013" calcext:value-type="float">
            <text:p>-1%</text:p>
          </table:table-cell>
          <table:table-cell table:formula="of:=([.H12]-[.I12])/[.I12]" office:value-type="float" office:value="0" calcext:value-type="float">
            <text:p>0%</text:p>
          </table:table-cell>
          <table:table-cell table:formula="of:=([.H12]-[.J12])/[.J12]" office:value-type="float" office:value="0.0733333333333334" calcext:value-type="float">
            <text:p>+7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635" calcext:value-type="float">
            <text:p>0.635</text:p>
          </table:table-cell>
          <table:table-cell table:number-columns-repeated="2" office:value-type="float" office:value="0.62" calcext:value-type="float">
            <text:p>0.620</text:p>
          </table:table-cell>
          <table:table-cell table:formula="of:=[.E13]-[.B13]" office:value-type="float" office:value="0.312" calcext:value-type="float">
            <text:p>0.312</text:p>
          </table:table-cell>
          <table:table-cell table:formula="of:=[.F13]-[.C13]" office:value-type="float" office:value="0.309" calcext:value-type="float">
            <text:p>0.309</text:p>
          </table:table-cell>
          <table:table-cell table:formula="of:=[.G13]-[.D13]" office:value-type="float" office:value="0.307" calcext:value-type="float">
            <text:p>0.307</text:p>
          </table:table-cell>
          <table:table-cell table:formula="of:=([.B13]-[.C13])/[.C13]" office:value-type="float" office:value="0.0385852090032155" calcext:value-type="float">
            <text:p>+4%</text:p>
          </table:table-cell>
          <table:table-cell table:formula="of:=([.B13]-[.D13])/[.D13]" office:value-type="float" office:value="0.0319488817891374" calcext:value-type="float">
            <text:p>+3%</text:p>
          </table:table-cell>
          <table:table-cell table:formula="of:=([.H13]-[.I13])/[.I13]" office:value-type="float" office:value="0.00970873786407768" calcext:value-type="float">
            <text:p>+1%</text:p>
          </table:table-cell>
          <table:table-cell table:formula="of:=([.H13]-[.J13])/[.J13]" office:value-type="float" office:value="0.0162866449511401" calcext:value-type="float">
            <text:p>+2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2" calcext:value-type="float">
            <text:p>0.322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5" calcext:value-type="float">
            <text:p>0.315</text:p>
          </table:table-cell>
          <table:table-cell table:number-columns-repeated="3" office:value-type="float" office:value="0.62" calcext:value-type="float">
            <text:p>0.620</text:p>
          </table:table-cell>
          <table:table-cell table:formula="of:=[.E14]-[.B14]" office:value-type="float" office:value="0.298" calcext:value-type="float">
            <text:p>0.298</text:p>
          </table:table-cell>
          <table:table-cell table:formula="of:=[.F14]-[.C14]" office:value-type="float" office:value="0.312" calcext:value-type="float">
            <text:p>0.312</text:p>
          </table:table-cell>
          <table:table-cell table:formula="of:=[.G14]-[.D14]" office:value-type="float" office:value="0.305" calcext:value-type="float">
            <text:p>0.305</text:p>
          </table:table-cell>
          <table:table-cell table:formula="of:=([.B14]-[.C14])/[.C14]" office:value-type="float" office:value="0.0454545454545455" calcext:value-type="float">
            <text:p>+5%</text:p>
          </table:table-cell>
          <table:table-cell table:formula="of:=([.B14]-[.D14])/[.D14]" office:value-type="float" office:value="0.0222222222222222" calcext:value-type="float">
            <text:p>+2%</text:p>
          </table:table-cell>
          <table:table-cell table:formula="of:=([.H14]-[.I14])/[.I14]" office:value-type="float" office:value="-0.0448717948717949" calcext:value-type="float">
            <text:p>-4%</text:p>
          </table:table-cell>
          <table:table-cell table:formula="of:=([.H14]-[.J14])/[.J14]" office:value-type="float" office:value="-0.0229508196721312" calcext:value-type="float">
            <text:p>-2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9" calcext:value-type="float">
            <text:p>0.319</text:p>
          </table:table-cell>
          <table:table-cell office:value-type="float" office:value="0.634" calcext:value-type="float">
            <text:p>0.634</text:p>
          </table:table-cell>
          <table:table-cell office:value-type="float" office:value="0.623" calcext:value-type="float">
            <text:p>0.623</text:p>
          </table:table-cell>
          <table:table-cell office:value-type="float" office:value="0.626" calcext:value-type="float">
            <text:p>0.626</text:p>
          </table:table-cell>
          <table:table-cell table:formula="of:=[.E15]-[.B15]" office:value-type="float" office:value="0.313" calcext:value-type="float">
            <text:p>0.313</text:p>
          </table:table-cell>
          <table:table-cell table:formula="of:=[.F15]-[.C15]" office:value-type="float" office:value="0.317" calcext:value-type="float">
            <text:p>0.317</text:p>
          </table:table-cell>
          <table:table-cell table:formula="of:=[.G15]-[.D15]" office:value-type="float" office:value="0.307" calcext:value-type="float">
            <text:p>0.307</text:p>
          </table:table-cell>
          <table:table-cell table:formula="of:=([.B15]-[.C15])/[.C15]" office:value-type="float" office:value="0.0490196078431373" calcext:value-type="float">
            <text:p>+5%</text:p>
          </table:table-cell>
          <table:table-cell table:formula="of:=([.B15]-[.D15])/[.D15]" office:value-type="float" office:value="0.00626959247648903" calcext:value-type="float">
            <text:p>+1%</text:p>
          </table:table-cell>
          <table:table-cell table:formula="of:=([.H15]-[.I15])/[.I15]" office:value-type="float" office:value="-0.0126182965299685" calcext:value-type="float">
            <text:p>-1%</text:p>
          </table:table-cell>
          <table:table-cell table:formula="of:=([.H15]-[.J15])/[.J15]" office:value-type="float" office:value="0.0195439739413681" calcext:value-type="float">
            <text:p>+2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4" calcext:value-type="float">
            <text:p>0.314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" calcext:value-type="float">
            <text:p>0.620</text:p>
          </table:table-cell>
          <table:table-cell office:value-type="float" office:value="0.623" calcext:value-type="float">
            <text:p>0.623</text:p>
          </table:table-cell>
          <table:table-cell table:formula="of:=[.E16]-[.B16]" office:value-type="float" office:value="0.308" calcext:value-type="float">
            <text:p>0.308</text:p>
          </table:table-cell>
          <table:table-cell table:formula="of:=[.F16]-[.C16]" office:value-type="float" office:value="0.315" calcext:value-type="float">
            <text:p>0.315</text:p>
          </table:table-cell>
          <table:table-cell table:formula="of:=[.G16]-[.D16]" office:value-type="float" office:value="0.309" calcext:value-type="float">
            <text:p>0.309</text:p>
          </table:table-cell>
          <table:table-cell table:formula="of:=([.B16]-[.C16])/[.C16]" office:value-type="float" office:value="0.0524590163934427" calcext:value-type="float">
            <text:p>+5%</text:p>
          </table:table-cell>
          <table:table-cell table:formula="of:=([.B16]-[.D16])/[.D16]" office:value-type="float" office:value="0.0222929936305733" calcext:value-type="float">
            <text:p>+2%</text:p>
          </table:table-cell>
          <table:table-cell table:formula="of:=([.H16]-[.I16])/[.I16]" office:value-type="float" office:value="-0.0222222222222222" calcext:value-type="float">
            <text:p>-2%</text:p>
          </table:table-cell>
          <table:table-cell table:formula="of:=([.H16]-[.J16])/[.J16]" office:value-type="float" office:value="-0.00323624595469256" calcext:value-type="float">
            <text:p>-0%</text:p>
          </table:table-cell>
        </table:table-row>
        <table:table-row table:style-name="ro1">
          <table:table-cell/>
          <table:table-cell table:style-name="ce1" table:number-columns-repeated="10"/>
          <table:table-cell table:style-name="Default" table:number-columns-repeated="3"/>
        </table:table-row>
        <table:table-row table:style-name="ro1">
          <table:table-cell table:style-name="Default" table:number-columns-repeated="9"/>
          <table:table-cell table:style-name="ce1" office:value-type="string" calcext:value-type="string">
            <text:p>Ave.</text:p>
          </table:table-cell>
          <table:table-cell table:style-name="ce11" table:formula="of:=TRIMMEAN([.K5:.K16];0.1)" office:value-type="percentage" office:value="0.0447103071687739" calcext:value-type="percentage">
            <text:p>+4%</text:p>
          </table:table-cell>
          <table:table-cell table:style-name="ce11" table:formula="of:=TRIMMEAN([.L5:.L16];0.1)" office:value-type="percentage" office:value="0.0188026012676156" calcext:value-type="percentage">
            <text:p>+2%</text:p>
          </table:table-cell>
          <table:table-cell table:style-name="ce11" table:formula="of:=TRIMMEAN([.M5:.M16];0.1)" office:value-type="percentage" office:value="-0.0129429722723682" calcext:value-type="percentage">
            <text:p>-1%</text:p>
          </table:table-cell>
          <table:table-cell table:style-name="ce11" table:formula="of:=TRIMMEAN([.N5:.N16];0.1)" office:value-type="percentage" office:value="0.0181991332403449" calcext:value-type="percentage">
            <text:p>+2%</text:p>
          </table:table-cell>
        </table:table-row>
      </table:table>
      <table:table table:name="Insert_Remove_40K" table:style-name="ta1">
        <table:table-column table:style-name="co19" table:default-cell-style-name="ce1"/>
        <table:table-column table:style-name="co20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3"/>
        <table:table-column table:style-name="co13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Rel. C<text:span text:style-name="T1">oeff.</text:span>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Unit</text:p>
          </table:table-cell>
          <table:table-cell table:style-name="Default"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ntel Core i5-4590</text:p>
          </table:table-cell>
          <table:table-cell table:style-name="ce1" office:value-type="string" calcext:value-type="string">
            <text:p>ms / iter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4"/>
        </table:table-row>
        <table:table-row table:style-name="ro1">
          <table:table-cell office:value-type="string" calcext:value-type="string">
            <text:p>No.</text:p>
          </table:table-cell>
          <table:table-cell table:style-name="ce1" office:value-type="string" calcext:value-type="string">
            <text:p>Std-B Insert</text:p>
          </table:table-cell>
          <table:table-cell table:style-name="ce1" office:value-type="string" calcext:value-type="string">
            <text:p>B+3-32 Insert</text:p>
          </table:table-cell>
          <table:table-cell table:style-name="ce1" office:value-type="string" calcext:value-type="string">
            <text:p>B+3-48 Insert</text:p>
          </table:table-cell>
          <table:table-cell table:style-name="ce1" office:value-type="string" calcext:value-type="string">
            <text:p>Std-B Insert &amp; Remove</text:p>
          </table:table-cell>
          <table:table-cell table:style-name="ce1" office:value-type="string" calcext:value-type="string">
            <text:p>B+3-32 Insert &amp; Remove</text:p>
          </table:table-cell>
          <table:table-cell table:style-name="ce1" office:value-type="string" calcext:value-type="string">
            <text:p>B+3-48 Insert &amp; Remove</text:p>
          </table:table-cell>
          <table:table-cell table:style-name="ce15" office:value-type="string" calcext:value-type="string">
            <text:p>Std-B Cal. Remove</text:p>
          </table:table-cell>
          <table:table-cell table:style-name="ce1" office:value-type="string" calcext:value-type="string">
            <text:p>B+3-32 Cal. Remove</text:p>
          </table:table-cell>
          <table:table-cell table:style-name="ce1" office:value-type="string" calcext:value-type="string">
            <text:p>B+3-48 Cal. Remove</text:p>
          </table:table-cell>
          <table:table-cell table:style-name="ce1" office:value-type="string" calcext:value-type="string">
            <text:p>B+3-32 Insert Rel. Speed</text:p>
          </table:table-cell>
          <table:table-cell table:style-name="ce1" office:value-type="string" calcext:value-type="string">
            <text:p>B+3-48 Insert Rel. Speed</text:p>
          </table:table-cell>
          <table:table-cell table:style-name="ce1" office:value-type="string" calcext:value-type="string">
            <text:p>B+3-32 Remove Rel. Speed</text:p>
          </table:table-cell>
          <table:table-cell table:style-name="ce1" office:value-type="string" calcext:value-type="string">
            <text:p>B+3-48 Remove Rel. 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5" calcext:value-type="float">
            <text:p>3.95</text:p>
          </table:table-cell>
          <table:table-cell office:value-type="float" office:value="3.97" calcext:value-type="float">
            <text:p>3.97</text:p>
          </table:table-cell>
          <table:table-cell office:value-type="float" office:value="3.78" calcext:value-type="float">
            <text:p>3.78</text:p>
          </table:table-cell>
          <table:table-cell office:value-type="float" office:value="9.93" calcext:value-type="float">
            <text:p>9.93</text:p>
          </table:table-cell>
          <table:table-cell office:value-type="float" office:value="10.34" calcext:value-type="float">
            <text:p>10.34</text:p>
          </table:table-cell>
          <table:table-cell office:value-type="float" office:value="9.25" calcext:value-type="float">
            <text:p>9.25</text:p>
          </table:table-cell>
          <table:table-cell table:formula="of:=[.E5]-[.B5]" office:value-type="float" office:value="5.98" calcext:value-type="float">
            <text:p>5.98</text:p>
          </table:table-cell>
          <table:table-cell table:formula="of:=[.F5]-[.C5]" office:value-type="float" office:value="6.37" calcext:value-type="float">
            <text:p>6.37</text:p>
          </table:table-cell>
          <table:table-cell table:formula="of:=[.G5]-[.D5]" office:value-type="float" office:value="5.47" calcext:value-type="float">
            <text:p>5.47</text:p>
          </table:table-cell>
          <table:table-cell table:formula="of:=([.B5]-[.C5])/[.C5]" office:value-type="float" office:value="-0.00503778337531487" calcext:value-type="float">
            <text:p>-1%</text:p>
          </table:table-cell>
          <table:table-cell table:formula="of:=([.B5]-[.D5])/[.D5]" office:value-type="float" office:value="0.0449735449735451" calcext:value-type="float">
            <text:p>+4%</text:p>
          </table:table-cell>
          <table:table-cell table:formula="of:=([.H5]-[.I5])/[.I5]" office:value-type="float" office:value="-0.0612244897959183" calcext:value-type="float">
            <text:p>-6%</text:p>
          </table:table-cell>
          <table:table-cell table:formula="of:=([.H5]-[.J5])/[.J5]" office:value-type="float" office:value="0.0932358318098718" calcext:value-type="float">
            <text:p>+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.75</text:p>
          </table:table-cell>
          <table:table-cell office:value-type="float" office:value="3.84" calcext:value-type="float">
            <text:p>3.84</text:p>
          </table:table-cell>
          <table:table-cell office:value-type="float" office:value="3.62" calcext:value-type="float">
            <text:p>3.62</text:p>
          </table:table-cell>
          <table:table-cell office:value-type="float" office:value="8.41" calcext:value-type="float">
            <text:p>8.41</text:p>
          </table:table-cell>
          <table:table-cell office:value-type="float" office:value="9.21" calcext:value-type="float">
            <text:p>9.21</text:p>
          </table:table-cell>
          <table:table-cell office:value-type="float" office:value="8.38" calcext:value-type="float">
            <text:p>8.38</text:p>
          </table:table-cell>
          <table:table-cell table:formula="of:=[.E6]-[.B6]" office:value-type="float" office:value="4.66" calcext:value-type="float">
            <text:p>4.66</text:p>
          </table:table-cell>
          <table:table-cell table:formula="of:=[.F6]-[.C6]" office:value-type="float" office:value="5.37" calcext:value-type="float">
            <text:p>5.37</text:p>
          </table:table-cell>
          <table:table-cell table:formula="of:=[.G6]-[.D6]" office:value-type="float" office:value="4.76" calcext:value-type="float">
            <text:p>4.76</text:p>
          </table:table-cell>
          <table:table-cell table:formula="of:=([.B6]-[.C6])/[.C6]" office:value-type="float" office:value="-0.0234375" calcext:value-type="float">
            <text:p>-2%</text:p>
          </table:table-cell>
          <table:table-cell table:formula="of:=([.B6]-[.D6])/[.D6]" office:value-type="float" office:value="0.0359116022099447" calcext:value-type="float">
            <text:p>+4%</text:p>
          </table:table-cell>
          <table:table-cell table:formula="of:=([.H6]-[.I6])/[.I6]" office:value-type="float" office:value="-0.132216014897579" calcext:value-type="float">
            <text:p>-13%</text:p>
          </table:table-cell>
          <table:table-cell table:formula="of:=([.H6]-[.J6])/[.J6]" office:value-type="float" office:value="-0.0210084033613446" calcext:value-type="float">
            <text:p>-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0</text:p>
          </table:table-cell>
          <table:table-cell office:value-type="float" office:value="3.78" calcext:value-type="float">
            <text:p>3.78</text:p>
          </table:table-cell>
          <table:table-cell office:value-type="float" office:value="3.64" calcext:value-type="float">
            <text:p>3.64</text:p>
          </table:table-cell>
          <table:table-cell office:value-type="float" office:value="8.4" calcext:value-type="float">
            <text:p>8.40</text:p>
          </table:table-cell>
          <table:table-cell office:value-type="float" office:value="10.54" calcext:value-type="float">
            <text:p>10.54</text:p>
          </table:table-cell>
          <table:table-cell office:value-type="float" office:value="9.27" calcext:value-type="float">
            <text:p>9.27</text:p>
          </table:table-cell>
          <table:table-cell table:formula="of:=[.E7]-[.B7]" office:value-type="float" office:value="4.7" calcext:value-type="float">
            <text:p>4.70</text:p>
          </table:table-cell>
          <table:table-cell table:formula="of:=[.F7]-[.C7]" office:value-type="float" office:value="6.76" calcext:value-type="float">
            <text:p>6.76</text:p>
          </table:table-cell>
          <table:table-cell table:formula="of:=[.G7]-[.D7]" office:value-type="float" office:value="5.63" calcext:value-type="float">
            <text:p>5.63</text:p>
          </table:table-cell>
          <table:table-cell table:formula="of:=([.B7]-[.C7])/[.C7]" office:value-type="float" office:value="-0.0211640211640211" calcext:value-type="float">
            <text:p>-2%</text:p>
          </table:table-cell>
          <table:table-cell table:formula="of:=([.B7]-[.D7])/[.D7]" office:value-type="float" office:value="0.0164835164835165" calcext:value-type="float">
            <text:p>+2%</text:p>
          </table:table-cell>
          <table:table-cell table:formula="of:=([.H7]-[.I7])/[.I7]" office:value-type="float" office:value="-0.304733727810651" calcext:value-type="float">
            <text:p>-30%</text:p>
          </table:table-cell>
          <table:table-cell table:formula="of:=([.H7]-[.J7])/[.J7]" office:value-type="float" office:value="-0.165186500888099" calcext:value-type="float">
            <text:p>-1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7" calcext:value-type="float">
            <text:p>3.97</text:p>
          </table:table-cell>
          <table:table-cell office:value-type="float" office:value="3.77" calcext:value-type="float">
            <text:p>3.77</text:p>
          </table:table-cell>
          <table:table-cell office:value-type="float" office:value="3.6" calcext:value-type="float">
            <text:p>3.60</text:p>
          </table:table-cell>
          <table:table-cell office:value-type="float" office:value="9.1" calcext:value-type="float">
            <text:p>9.10</text:p>
          </table:table-cell>
          <table:table-cell office:value-type="float" office:value="9.56" calcext:value-type="float">
            <text:p>9.56</text:p>
          </table:table-cell>
          <table:table-cell office:value-type="float" office:value="8.43" calcext:value-type="float">
            <text:p>8.43</text:p>
          </table:table-cell>
          <table:table-cell table:formula="of:=[.E8]-[.B8]" office:value-type="float" office:value="5.13" calcext:value-type="float">
            <text:p>5.13</text:p>
          </table:table-cell>
          <table:table-cell table:formula="of:=[.F8]-[.C8]" office:value-type="float" office:value="5.79" calcext:value-type="float">
            <text:p>5.79</text:p>
          </table:table-cell>
          <table:table-cell table:formula="of:=[.G8]-[.D8]" office:value-type="float" office:value="4.83" calcext:value-type="float">
            <text:p>4.83</text:p>
          </table:table-cell>
          <table:table-cell table:formula="of:=([.B8]-[.C8])/[.C8]" office:value-type="float" office:value="0.0530503978779841" calcext:value-type="float">
            <text:p>+5%</text:p>
          </table:table-cell>
          <table:table-cell table:formula="of:=([.B8]-[.D8])/[.D8]" office:value-type="float" office:value="0.102777777777778" calcext:value-type="float">
            <text:p>+10%</text:p>
          </table:table-cell>
          <table:table-cell table:formula="of:=([.H8]-[.I8])/[.I8]" office:value-type="float" office:value="-0.1139896373057" calcext:value-type="float">
            <text:p>-11%</text:p>
          </table:table-cell>
          <table:table-cell table:formula="of:=([.H8]-[.J8])/[.J8]" office:value-type="float" office:value="0.0621118012422358" calcext:value-type="float">
            <text:p>+6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72" calcext:value-type="float">
            <text:p>3.72</text:p>
          </table:table-cell>
          <table:table-cell office:value-type="float" office:value="3.8" calcext:value-type="float">
            <text:p>3.80</text:p>
          </table:table-cell>
          <table:table-cell office:value-type="float" office:value="3.72" calcext:value-type="float">
            <text:p>3.72</text:p>
          </table:table-cell>
          <table:table-cell office:value-type="float" office:value="8.51" calcext:value-type="float">
            <text:p>8.51</text:p>
          </table:table-cell>
          <table:table-cell office:value-type="float" office:value="9.44" calcext:value-type="float">
            <text:p>9.44</text:p>
          </table:table-cell>
          <table:table-cell office:value-type="float" office:value="8.49" calcext:value-type="float">
            <text:p>8.49</text:p>
          </table:table-cell>
          <table:table-cell table:formula="of:=[.E9]-[.B9]" office:value-type="float" office:value="4.79" calcext:value-type="float">
            <text:p>4.79</text:p>
          </table:table-cell>
          <table:table-cell table:formula="of:=[.F9]-[.C9]" office:value-type="float" office:value="5.64" calcext:value-type="float">
            <text:p>5.64</text:p>
          </table:table-cell>
          <table:table-cell table:formula="of:=[.G9]-[.D9]" office:value-type="float" office:value="4.77" calcext:value-type="float">
            <text:p>4.77</text:p>
          </table:table-cell>
          <table:table-cell table:formula="of:=([.B9]-[.C9])/[.C9]" office:value-type="float" office:value="-0.0210526315789473" calcext:value-type="float">
            <text:p>-2%</text:p>
          </table:table-cell>
          <table:table-cell table:formula="of:=([.B9]-[.D9])/[.D9]" office:value-type="float" office:value="0" calcext:value-type="float">
            <text:p>0%</text:p>
          </table:table-cell>
          <table:table-cell table:formula="of:=([.H9]-[.I9])/[.I9]" office:value-type="float" office:value="-0.150709219858156" calcext:value-type="float">
            <text:p>-15%</text:p>
          </table:table-cell>
          <table:table-cell table:formula="of:=([.H9]-[.J9])/[.J9]" office:value-type="float" office:value="0.00419287211740033" calcext:value-type="float">
            <text:p>+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8" calcext:value-type="float">
            <text:p>4.18</text:p>
          </table:table-cell>
          <table:table-cell office:value-type="float" office:value="3.99" calcext:value-type="float">
            <text:p>3.99</text:p>
          </table:table-cell>
          <table:table-cell office:value-type="float" office:value="3.8" calcext:value-type="float">
            <text:p>3.80</text:p>
          </table:table-cell>
          <table:table-cell office:value-type="float" office:value="10.08" calcext:value-type="float">
            <text:p>10.08</text:p>
          </table:table-cell>
          <table:table-cell office:value-type="float" office:value="10.96" calcext:value-type="float">
            <text:p>10.96</text:p>
          </table:table-cell>
          <table:table-cell office:value-type="float" office:value="10.23" calcext:value-type="float">
            <text:p>10.23</text:p>
          </table:table-cell>
          <table:table-cell table:formula="of:=[.E10]-[.B10]" office:value-type="float" office:value="5.9" calcext:value-type="float">
            <text:p>5.90</text:p>
          </table:table-cell>
          <table:table-cell table:formula="of:=[.F10]-[.C10]" office:value-type="float" office:value="6.97" calcext:value-type="float">
            <text:p>6.97</text:p>
          </table:table-cell>
          <table:table-cell table:formula="of:=[.G10]-[.D10]" office:value-type="float" office:value="6.43" calcext:value-type="float">
            <text:p>6.43</text:p>
          </table:table-cell>
          <table:table-cell table:formula="of:=([.B10]-[.C10])/[.C10]" office:value-type="float" office:value="0.0476190476190475" calcext:value-type="float">
            <text:p>+5%</text:p>
          </table:table-cell>
          <table:table-cell table:formula="of:=([.B10]-[.D10])/[.D10]" office:value-type="float" office:value="0.1" calcext:value-type="float">
            <text:p>+10%</text:p>
          </table:table-cell>
          <table:table-cell table:formula="of:=([.H10]-[.I10])/[.I10]" office:value-type="float" office:value="-0.15351506456241" calcext:value-type="float">
            <text:p>-15%</text:p>
          </table:table-cell>
          <table:table-cell table:formula="of:=([.H10]-[.J10])/[.J10]" office:value-type="float" office:value="-0.0824261275272162" calcext:value-type="float">
            <text:p>-8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79" calcext:value-type="float">
            <text:p>3.79</text:p>
          </table:table-cell>
          <table:table-cell office:value-type="float" office:value="3.73" calcext:value-type="float">
            <text:p>3.73</text:p>
          </table:table-cell>
          <table:table-cell office:value-type="float" office:value="3.57" calcext:value-type="float">
            <text:p>3.57</text:p>
          </table:table-cell>
          <table:table-cell office:value-type="float" office:value="8.81" calcext:value-type="float">
            <text:p>8.81</text:p>
          </table:table-cell>
          <table:table-cell office:value-type="float" office:value="9.49" calcext:value-type="float">
            <text:p>9.49</text:p>
          </table:table-cell>
          <table:table-cell office:value-type="float" office:value="8.73" calcext:value-type="float">
            <text:p>8.73</text:p>
          </table:table-cell>
          <table:table-cell table:formula="of:=[.E11]-[.B11]" office:value-type="float" office:value="5.02" calcext:value-type="float">
            <text:p>5.02</text:p>
          </table:table-cell>
          <table:table-cell table:formula="of:=[.F11]-[.C11]" office:value-type="float" office:value="5.76" calcext:value-type="float">
            <text:p>5.76</text:p>
          </table:table-cell>
          <table:table-cell table:formula="of:=[.G11]-[.D11]" office:value-type="float" office:value="5.16" calcext:value-type="float">
            <text:p>5.16</text:p>
          </table:table-cell>
          <table:table-cell table:formula="of:=([.B11]-[.C11])/[.C11]" office:value-type="float" office:value="0.0160857908847185" calcext:value-type="float">
            <text:p>+2%</text:p>
          </table:table-cell>
          <table:table-cell table:formula="of:=([.B11]-[.D11])/[.D11]" office:value-type="float" office:value="0.061624649859944" calcext:value-type="float">
            <text:p>+6%</text:p>
          </table:table-cell>
          <table:table-cell table:formula="of:=([.H11]-[.I11])/[.I11]" office:value-type="float" office:value="-0.128472222222222" calcext:value-type="float">
            <text:p>-13%</text:p>
          </table:table-cell>
          <table:table-cell table:formula="of:=([.H11]-[.J11])/[.J11]" office:value-type="float" office:value="-0.0271317829457364" calcext:value-type="float">
            <text:p>-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0</text:p>
          </table:table-cell>
          <table:table-cell office:value-type="float" office:value="3.73" calcext:value-type="float">
            <text:p>3.73</text:p>
          </table:table-cell>
          <table:table-cell office:value-type="float" office:value="3.75" calcext:value-type="float">
            <text:p>3.75</text:p>
          </table:table-cell>
          <table:table-cell office:value-type="float" office:value="9.15" calcext:value-type="float">
            <text:p>9.15</text:p>
          </table:table-cell>
          <table:table-cell office:value-type="float" office:value="9.29" calcext:value-type="float">
            <text:p>9.29</text:p>
          </table:table-cell>
          <table:table-cell office:value-type="float" office:value="8.39" calcext:value-type="float">
            <text:p>8.39</text:p>
          </table:table-cell>
          <table:table-cell table:formula="of:=[.E12]-[.B12]" office:value-type="float" office:value="5.35" calcext:value-type="float">
            <text:p>5.35</text:p>
          </table:table-cell>
          <table:table-cell table:formula="of:=[.F12]-[.C12]" office:value-type="float" office:value="5.56" calcext:value-type="float">
            <text:p>5.56</text:p>
          </table:table-cell>
          <table:table-cell table:formula="of:=[.G12]-[.D12]" office:value-type="float" office:value="4.64" calcext:value-type="float">
            <text:p>4.64</text:p>
          </table:table-cell>
          <table:table-cell table:formula="of:=([.B12]-[.C12])/[.C12]" office:value-type="float" office:value="0.0187667560321715" calcext:value-type="float">
            <text:p>+2%</text:p>
          </table:table-cell>
          <table:table-cell table:formula="of:=([.B12]-[.D12])/[.D12]" office:value-type="float" office:value="0.0133333333333333" calcext:value-type="float">
            <text:p>+1%</text:p>
          </table:table-cell>
          <table:table-cell table:formula="of:=([.H12]-[.I12])/[.I12]" office:value-type="float" office:value="-0.0377697841726616" calcext:value-type="float">
            <text:p>-4%</text:p>
          </table:table-cell>
          <table:table-cell table:formula="of:=([.H12]-[.J12])/[.J12]" office:value-type="float" office:value="0.15301724137931" calcext:value-type="float">
            <text:p>+15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2" calcext:value-type="float">
            <text:p>3.92</text:p>
          </table:table-cell>
          <table:table-cell office:value-type="float" office:value="3.98" calcext:value-type="float">
            <text:p>3.98</text:p>
          </table:table-cell>
          <table:table-cell office:value-type="float" office:value="3.75" calcext:value-type="float">
            <text:p>3.75</text:p>
          </table:table-cell>
          <table:table-cell office:value-type="float" office:value="9.58" calcext:value-type="float">
            <text:p>9.58</text:p>
          </table:table-cell>
          <table:table-cell office:value-type="float" office:value="10.33" calcext:value-type="float">
            <text:p>10.33</text:p>
          </table:table-cell>
          <table:table-cell office:value-type="float" office:value="9.24" calcext:value-type="float">
            <text:p>9.24</text:p>
          </table:table-cell>
          <table:table-cell table:formula="of:=[.E13]-[.B13]" office:value-type="float" office:value="5.66" calcext:value-type="float">
            <text:p>5.66</text:p>
          </table:table-cell>
          <table:table-cell table:formula="of:=[.F13]-[.C13]" office:value-type="float" office:value="6.35" calcext:value-type="float">
            <text:p>6.35</text:p>
          </table:table-cell>
          <table:table-cell table:formula="of:=[.G13]-[.D13]" office:value-type="float" office:value="5.49" calcext:value-type="float">
            <text:p>5.49</text:p>
          </table:table-cell>
          <table:table-cell table:formula="of:=([.B13]-[.C13])/[.C13]" office:value-type="float" office:value="-0.0150753768844221" calcext:value-type="float">
            <text:p>-2%</text:p>
          </table:table-cell>
          <table:table-cell table:formula="of:=([.B13]-[.D13])/[.D13]" office:value-type="float" office:value="0.0453333333333333" calcext:value-type="float">
            <text:p>+5%</text:p>
          </table:table-cell>
          <table:table-cell table:formula="of:=([.H13]-[.I13])/[.I13]" office:value-type="float" office:value="-0.108661417322835" calcext:value-type="float">
            <text:p>-11%</text:p>
          </table:table-cell>
          <table:table-cell table:formula="of:=([.H13]-[.J13])/[.J13]" office:value-type="float" office:value="0.0309653916211293" calcext:value-type="float">
            <text:p>+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69" calcext:value-type="float">
            <text:p>3.69</text:p>
          </table:table-cell>
          <table:table-cell office:value-type="float" office:value="3.76" calcext:value-type="float">
            <text:p>3.76</text:p>
          </table:table-cell>
          <table:table-cell office:value-type="float" office:value="3.58" calcext:value-type="float">
            <text:p>3.58</text:p>
          </table:table-cell>
          <table:table-cell office:value-type="float" office:value="8.49" calcext:value-type="float">
            <text:p>8.49</text:p>
          </table:table-cell>
          <table:table-cell office:value-type="float" office:value="9.46" calcext:value-type="float">
            <text:p>9.46</text:p>
          </table:table-cell>
          <table:table-cell office:value-type="float" office:value="8.29" calcext:value-type="float">
            <text:p>8.29</text:p>
          </table:table-cell>
          <table:table-cell table:formula="of:=[.E14]-[.B14]" office:value-type="float" office:value="4.8" calcext:value-type="float">
            <text:p>4.80</text:p>
          </table:table-cell>
          <table:table-cell table:formula="of:=[.F14]-[.C14]" office:value-type="float" office:value="5.7" calcext:value-type="float">
            <text:p>5.70</text:p>
          </table:table-cell>
          <table:table-cell table:formula="of:=[.G14]-[.D14]" office:value-type="float" office:value="4.71" calcext:value-type="float">
            <text:p>4.71</text:p>
          </table:table-cell>
          <table:table-cell table:formula="of:=([.B14]-[.C14])/[.C14]" office:value-type="float" office:value="-0.0186170212765957" calcext:value-type="float">
            <text:p>-2%</text:p>
          </table:table-cell>
          <table:table-cell table:formula="of:=([.B14]-[.D14])/[.D14]" office:value-type="float" office:value="0.0307262569832402" calcext:value-type="float">
            <text:p>+3%</text:p>
          </table:table-cell>
          <table:table-cell table:formula="of:=([.H14]-[.I14])/[.I14]" office:value-type="float" office:value="-0.157894736842105" calcext:value-type="float">
            <text:p>-16%</text:p>
          </table:table-cell>
          <table:table-cell table:formula="of:=([.H14]-[.J14])/[.J14]" office:value-type="float" office:value="0.0191082802547774" calcext:value-type="float">
            <text:p>+2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36" calcext:value-type="float">
            <text:p>4.36</text:p>
          </table:table-cell>
          <table:table-cell office:value-type="float" office:value="4" calcext:value-type="float">
            <text:p>4.00</text:p>
          </table:table-cell>
          <table:table-cell office:value-type="float" office:value="3.78" calcext:value-type="float">
            <text:p>3.78</text:p>
          </table:table-cell>
          <table:table-cell office:value-type="float" office:value="10.1" calcext:value-type="float">
            <text:p>10.10</text:p>
          </table:table-cell>
          <table:table-cell office:value-type="float" office:value="10.24" calcext:value-type="float">
            <text:p>10.24</text:p>
          </table:table-cell>
          <table:table-cell office:value-type="float" office:value="9.3" calcext:value-type="float">
            <text:p>9.30</text:p>
          </table:table-cell>
          <table:table-cell table:formula="of:=[.E15]-[.B15]" office:value-type="float" office:value="5.74" calcext:value-type="float">
            <text:p>5.74</text:p>
          </table:table-cell>
          <table:table-cell table:formula="of:=[.F15]-[.C15]" office:value-type="float" office:value="6.24" calcext:value-type="float">
            <text:p>6.24</text:p>
          </table:table-cell>
          <table:table-cell table:formula="of:=[.G15]-[.D15]" office:value-type="float" office:value="5.52" calcext:value-type="float">
            <text:p>5.52</text:p>
          </table:table-cell>
          <table:table-cell table:formula="of:=([.B15]-[.C15])/[.C15]" office:value-type="float" office:value="0.0900000000000001" calcext:value-type="float">
            <text:p>+9%</text:p>
          </table:table-cell>
          <table:table-cell table:formula="of:=([.B15]-[.D15])/[.D15]" office:value-type="float" office:value="0.153439153439154" calcext:value-type="float">
            <text:p>+15%</text:p>
          </table:table-cell>
          <table:table-cell table:formula="of:=([.H15]-[.I15])/[.I15]" office:value-type="float" office:value="-0.0801282051282053" calcext:value-type="float">
            <text:p>-8%</text:p>
          </table:table-cell>
          <table:table-cell table:formula="of:=([.H15]-[.J15])/[.J15]" office:value-type="float" office:value="0.0398550724637677" calcext:value-type="float">
            <text:p>+4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07" calcext:value-type="float">
            <text:p>4.07</text:p>
          </table:table-cell>
          <table:table-cell office:value-type="float" office:value="4" calcext:value-type="float">
            <text:p>4.00</text:p>
          </table:table-cell>
          <table:table-cell office:value-type="float" office:value="3.68" calcext:value-type="float">
            <text:p>3.68</text:p>
          </table:table-cell>
          <table:table-cell office:value-type="float" office:value="8.85" calcext:value-type="float">
            <text:p>8.85</text:p>
          </table:table-cell>
          <table:table-cell office:value-type="float" office:value="10.08" calcext:value-type="float">
            <text:p>10.08</text:p>
          </table:table-cell>
          <table:table-cell office:value-type="float" office:value="8.51" calcext:value-type="float">
            <text:p>8.51</text:p>
          </table:table-cell>
          <table:table-cell table:formula="of:=[.E16]-[.B16]" office:value-type="float" office:value="4.78" calcext:value-type="float">
            <text:p>4.78</text:p>
          </table:table-cell>
          <table:table-cell table:formula="of:=[.F16]-[.C16]" office:value-type="float" office:value="6.08" calcext:value-type="float">
            <text:p>6.08</text:p>
          </table:table-cell>
          <table:table-cell table:formula="of:=[.G16]-[.D16]" office:value-type="float" office:value="4.83" calcext:value-type="float">
            <text:p>4.83</text:p>
          </table:table-cell>
          <table:table-cell table:formula="of:=([.B16]-[.C16])/[.C16]" office:value-type="float" office:value="0.0175000000000001" calcext:value-type="float">
            <text:p>+2%</text:p>
          </table:table-cell>
          <table:table-cell table:formula="of:=([.B16]-[.D16])/[.D16]" office:value-type="float" office:value="0.105978260869565" calcext:value-type="float">
            <text:p>+11%</text:p>
          </table:table-cell>
          <table:table-cell table:formula="of:=([.H16]-[.I16])/[.I16]" office:value-type="float" office:value="-0.213815789473684" calcext:value-type="float">
            <text:p>-21%</text:p>
          </table:table-cell>
          <table:table-cell table:formula="of:=([.H16]-[.J16])/[.J16]" office:value-type="float" office:value="-0.0103519668737062" calcext:value-type="float">
            <text:p>-1%</text:p>
          </table:table-cell>
        </table:table-row>
        <table:table-row table:style-name="ro1">
          <table:table-cell/>
          <table:table-cell table:style-name="ce1" table:number-columns-repeated="10"/>
          <table:table-cell table:style-name="Default" table:number-columns-repeated="3"/>
        </table:table-row>
        <table:table-row table:style-name="ro1">
          <table:table-cell table:style-name="Default" table:number-columns-repeated="9"/>
          <table:table-cell table:style-name="ce1" office:value-type="string" calcext:value-type="string">
            <text:p>Ave.</text:p>
          </table:table-cell>
          <table:table-cell table:style-name="ce11" table:formula="of:=TRIMMEAN([.K5:.K16];0.1)" office:value-type="percentage" office:value="0.0115531381778851" calcext:value-type="percentage">
            <text:p>+1%</text:p>
          </table:table-cell>
          <table:table-cell table:style-name="ce11" table:formula="of:=TRIMMEAN([.L5:.L16];0.1)" office:value-type="percentage" office:value="0.0592151191052795" calcext:value-type="percentage">
            <text:p>+6%</text:p>
          </table:table-cell>
          <table:table-cell table:style-name="ce11" table:formula="of:=TRIMMEAN([.M5:.M16];0.1)" office:value-type="percentage" office:value="-0.136927525782677" calcext:value-type="percentage">
            <text:p>-14%</text:p>
          </table:table-cell>
          <table:table-cell table:style-name="ce11" table:formula="of:=TRIMMEAN([.N5:.N16];0.1)" office:value-type="percentage" office:value="0.00803180910769918" calcext:value-type="percentage">
            <text:p>+1%</text:p>
          </table:table-cell>
        </table:table-row>
      </table:table>
      <table:table table:name="Insert_Remove_400K" table:style-name="ta1">
        <table:table-column table:style-name="co19" table:default-cell-style-name="ce1"/>
        <table:table-column table:style-name="co20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3"/>
        <table:table-column table:style-name="co13" table:default-cell-style-name="ce3"/>
        <table:table-column table:style-name="co3" table:default-cell-style-name="ce3"/>
        <table:table-column table:style-name="co21" table:default-cell-style-name="ce3"/>
        <table:table-row table:style-name="ro1">
          <table:table-cell office:value-type="string" calcext:value-type="string">
            <text:p>Rel. C<text:span text:style-name="T1">oeff.</text:span>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Unit</text:p>
          </table:table-cell>
          <table:table-cell table:style-name="Default"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ntel Core i5-4590</text:p>
          </table:table-cell>
          <table:table-cell table:style-name="ce1" office:value-type="string" calcext:value-type="string">
            <text:p>ms / iter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4"/>
        </table:table-row>
        <table:table-row table:style-name="ro1">
          <table:table-cell office:value-type="string" calcext:value-type="string">
            <text:p>No.</text:p>
          </table:table-cell>
          <table:table-cell table:style-name="ce1" office:value-type="string" calcext:value-type="string">
            <text:p>Std-B Insert</text:p>
          </table:table-cell>
          <table:table-cell table:style-name="ce1" office:value-type="string" calcext:value-type="string">
            <text:p>B+3-32 Insert</text:p>
          </table:table-cell>
          <table:table-cell table:style-name="ce1" office:value-type="string" calcext:value-type="string">
            <text:p>B+3-48 Insert</text:p>
          </table:table-cell>
          <table:table-cell table:style-name="ce1" office:value-type="string" calcext:value-type="string">
            <text:p>Std-B Insert &amp; Remove</text:p>
          </table:table-cell>
          <table:table-cell table:style-name="ce1" office:value-type="string" calcext:value-type="string">
            <text:p>B+3-32 Insert &amp; Remove</text:p>
          </table:table-cell>
          <table:table-cell table:style-name="ce1" office:value-type="string" calcext:value-type="string">
            <text:p>B+3-48 Insert &amp; Remove</text:p>
          </table:table-cell>
          <table:table-cell table:style-name="ce15" office:value-type="string" calcext:value-type="string">
            <text:p>Std-B Cal. Remove</text:p>
          </table:table-cell>
          <table:table-cell table:style-name="ce1" office:value-type="string" calcext:value-type="string">
            <text:p>B+3-32 Cal. Remove</text:p>
          </table:table-cell>
          <table:table-cell table:style-name="ce1" office:value-type="string" calcext:value-type="string">
            <text:p>B+3-48 Cal. Remove</text:p>
          </table:table-cell>
          <table:table-cell table:style-name="ce1" office:value-type="string" calcext:value-type="string">
            <text:p>B+3-32 Insert Rel. Speed</text:p>
          </table:table-cell>
          <table:table-cell table:style-name="ce1" office:value-type="string" calcext:value-type="string">
            <text:p>B+3-48 Insert Rel. Speed</text:p>
          </table:table-cell>
          <table:table-cell table:style-name="ce1" office:value-type="string" calcext:value-type="string">
            <text:p>B+3-32 Remove Rel. Speed</text:p>
          </table:table-cell>
          <table:table-cell table:style-name="ce1" office:value-type="string" calcext:value-type="string">
            <text:p>B+3-48 Remove Rel. 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.2" calcext:value-type="float">
            <text:p>44.2</text:p>
          </table:table-cell>
          <table:table-cell office:value-type="float" office:value="46.3" calcext:value-type="float">
            <text:p>46.3</text:p>
          </table:table-cell>
          <table:table-cell office:value-type="float" office:value="46.2" calcext:value-type="float">
            <text:p>46.2</text:p>
          </table:table-cell>
          <table:table-cell office:value-type="float" office:value="176.5" calcext:value-type="float">
            <text:p>176.5</text:p>
          </table:table-cell>
          <table:table-cell office:value-type="float" office:value="211.6" calcext:value-type="float">
            <text:p>211.6</text:p>
          </table:table-cell>
          <table:table-cell office:value-type="float" office:value="197.5" calcext:value-type="float">
            <text:p>197.5</text:p>
          </table:table-cell>
          <table:table-cell table:formula="of:=[.E5]-[.B5]" office:value-type="float" office:value="132.3" calcext:value-type="float">
            <text:p>132.3</text:p>
          </table:table-cell>
          <table:table-cell table:formula="of:=[.F5]-[.C5]" office:value-type="float" office:value="165.3" calcext:value-type="float">
            <text:p>165.3</text:p>
          </table:table-cell>
          <table:table-cell table:formula="of:=[.G5]-[.D5]" office:value-type="float" office:value="151.3" calcext:value-type="float">
            <text:p>151.3</text:p>
          </table:table-cell>
          <table:table-cell table:formula="of:=([.B5]-[.C5])/[.C5]" office:value-type="float" office:value="-0.0453563714902807" calcext:value-type="float">
            <text:p>-5%</text:p>
          </table:table-cell>
          <table:table-cell table:formula="of:=([.B5]-[.D5])/[.D5]" office:value-type="float" office:value="-0.0432900432900433" calcext:value-type="float">
            <text:p>-4%</text:p>
          </table:table-cell>
          <table:table-cell table:formula="of:=([.H5]-[.I5])/[.I5]" office:value-type="float" office:value="-0.199637023593466" calcext:value-type="float">
            <text:p>-20%</text:p>
          </table:table-cell>
          <table:table-cell table:formula="of:=([.H5]-[.J5])/[.J5]" office:value-type="float" office:value="-0.125578321216127" calcext:value-type="float">
            <text:p>-1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.0</text:p>
          </table:table-cell>
          <table:table-cell office:value-type="float" office:value="48.6" calcext:value-type="float">
            <text:p>48.6</text:p>
          </table:table-cell>
          <table:table-cell office:value-type="float" office:value="48.1" calcext:value-type="float">
            <text:p>48.1</text:p>
          </table:table-cell>
          <table:table-cell office:value-type="float" office:value="185" calcext:value-type="float">
            <text:p>185.0</text:p>
          </table:table-cell>
          <table:table-cell office:value-type="float" office:value="240" calcext:value-type="float">
            <text:p>240.0</text:p>
          </table:table-cell>
          <table:table-cell office:value-type="float" office:value="216" calcext:value-type="float">
            <text:p>216.0</text:p>
          </table:table-cell>
          <table:table-cell table:formula="of:=[.E6]-[.B6]" office:value-type="float" office:value="143" calcext:value-type="float">
            <text:p>143.0</text:p>
          </table:table-cell>
          <table:table-cell table:formula="of:=[.F6]-[.C6]" office:value-type="float" office:value="191.4" calcext:value-type="float">
            <text:p>191.4</text:p>
          </table:table-cell>
          <table:table-cell table:formula="of:=[.G6]-[.D6]" office:value-type="float" office:value="167.9" calcext:value-type="float">
            <text:p>167.9</text:p>
          </table:table-cell>
          <table:table-cell table:formula="of:=([.B6]-[.C6])/[.C6]" office:value-type="float" office:value="-0.135802469135803" calcext:value-type="float">
            <text:p>-14%</text:p>
          </table:table-cell>
          <table:table-cell table:formula="of:=([.B6]-[.D6])/[.D6]" office:value-type="float" office:value="-0.126819126819127" calcext:value-type="float">
            <text:p>-13%</text:p>
          </table:table-cell>
          <table:table-cell table:formula="of:=([.H6]-[.I6])/[.I6]" office:value-type="float" office:value="-0.252873563218391" calcext:value-type="float">
            <text:p>-25%</text:p>
          </table:table-cell>
          <table:table-cell table:formula="of:=([.H6]-[.J6])/[.J6]" office:value-type="float" office:value="-0.148302561048243" calcext:value-type="float">
            <text:p>-1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.2" calcext:value-type="float">
            <text:p>41.2</text:p>
          </table:table-cell>
          <table:table-cell office:value-type="float" office:value="49" calcext:value-type="float">
            <text:p>49.0</text:p>
          </table:table-cell>
          <table:table-cell office:value-type="float" office:value="47.9" calcext:value-type="float">
            <text:p>47.9</text:p>
          </table:table-cell>
          <table:table-cell office:value-type="float" office:value="186.7" calcext:value-type="float">
            <text:p>186.7</text:p>
          </table:table-cell>
          <table:table-cell office:value-type="float" office:value="229.8" calcext:value-type="float">
            <text:p>229.8</text:p>
          </table:table-cell>
          <table:table-cell office:value-type="float" office:value="225.5" calcext:value-type="float">
            <text:p>225.5</text:p>
          </table:table-cell>
          <table:table-cell table:formula="of:=[.E7]-[.B7]" office:value-type="float" office:value="145.5" calcext:value-type="float">
            <text:p>145.5</text:p>
          </table:table-cell>
          <table:table-cell table:formula="of:=[.F7]-[.C7]" office:value-type="float" office:value="180.8" calcext:value-type="float">
            <text:p>180.8</text:p>
          </table:table-cell>
          <table:table-cell table:formula="of:=[.G7]-[.D7]" office:value-type="float" office:value="177.6" calcext:value-type="float">
            <text:p>177.6</text:p>
          </table:table-cell>
          <table:table-cell table:formula="of:=([.B7]-[.C7])/[.C7]" office:value-type="float" office:value="-0.159183673469388" calcext:value-type="float">
            <text:p>-16%</text:p>
          </table:table-cell>
          <table:table-cell table:formula="of:=([.B7]-[.D7])/[.D7]" office:value-type="float" office:value="-0.139874739039666" calcext:value-type="float">
            <text:p>-14%</text:p>
          </table:table-cell>
          <table:table-cell table:formula="of:=([.H7]-[.I7])/[.I7]" office:value-type="float" office:value="-0.195243362831858" calcext:value-type="float">
            <text:p>-20%</text:p>
          </table:table-cell>
          <table:table-cell table:formula="of:=([.H7]-[.J7])/[.J7]" office:value-type="float" office:value="-0.180743243243243" calcext:value-type="float">
            <text:p>-1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.1" calcext:value-type="float">
            <text:p>42.1</text:p>
          </table:table-cell>
          <table:table-cell office:value-type="float" office:value="50.9" calcext:value-type="float">
            <text:p>50.9</text:p>
          </table:table-cell>
          <table:table-cell office:value-type="float" office:value="47.8" calcext:value-type="float">
            <text:p>47.8</text:p>
          </table:table-cell>
          <table:table-cell office:value-type="float" office:value="204.9" calcext:value-type="float">
            <text:p>204.9</text:p>
          </table:table-cell>
          <table:table-cell office:value-type="float" office:value="234.4" calcext:value-type="float">
            <text:p>234.4</text:p>
          </table:table-cell>
          <table:table-cell office:value-type="float" office:value="224.5" calcext:value-type="float">
            <text:p>224.5</text:p>
          </table:table-cell>
          <table:table-cell table:formula="of:=[.E8]-[.B8]" office:value-type="float" office:value="162.8" calcext:value-type="float">
            <text:p>162.8</text:p>
          </table:table-cell>
          <table:table-cell table:formula="of:=[.F8]-[.C8]" office:value-type="float" office:value="183.5" calcext:value-type="float">
            <text:p>183.5</text:p>
          </table:table-cell>
          <table:table-cell table:formula="of:=[.G8]-[.D8]" office:value-type="float" office:value="176.7" calcext:value-type="float">
            <text:p>176.7</text:p>
          </table:table-cell>
          <table:table-cell table:formula="of:=([.B8]-[.C8])/[.C8]" office:value-type="float" office:value="-0.172888015717092" calcext:value-type="float">
            <text:p>-17%</text:p>
          </table:table-cell>
          <table:table-cell table:formula="of:=([.B8]-[.D8])/[.D8]" office:value-type="float" office:value="-0.119246861924686" calcext:value-type="float">
            <text:p>-12%</text:p>
          </table:table-cell>
          <table:table-cell table:formula="of:=([.H8]-[.I8])/[.I8]" office:value-type="float" office:value="-0.112806539509537" calcext:value-type="float">
            <text:p>-11%</text:p>
          </table:table-cell>
          <table:table-cell table:formula="of:=([.H8]-[.J8])/[.J8]" office:value-type="float" office:value="-0.0786644029428409" calcext:value-type="float">
            <text:p>-8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.4" calcext:value-type="float">
            <text:p>42.4</text:p>
          </table:table-cell>
          <table:table-cell office:value-type="float" office:value="46.4" calcext:value-type="float">
            <text:p>46.4</text:p>
          </table:table-cell>
          <table:table-cell office:value-type="float" office:value="47.8" calcext:value-type="float">
            <text:p>47.8</text:p>
          </table:table-cell>
          <table:table-cell office:value-type="float" office:value="175.4" calcext:value-type="float">
            <text:p>175.4</text:p>
          </table:table-cell>
          <table:table-cell office:value-type="float" office:value="228" calcext:value-type="float">
            <text:p>228.0</text:p>
          </table:table-cell>
          <table:table-cell office:value-type="float" office:value="204.4" calcext:value-type="float">
            <text:p>204.4</text:p>
          </table:table-cell>
          <table:table-cell table:formula="of:=[.E9]-[.B9]" office:value-type="float" office:value="133" calcext:value-type="float">
            <text:p>133.0</text:p>
          </table:table-cell>
          <table:table-cell table:formula="of:=[.F9]-[.C9]" office:value-type="float" office:value="181.6" calcext:value-type="float">
            <text:p>181.6</text:p>
          </table:table-cell>
          <table:table-cell table:formula="of:=[.G9]-[.D9]" office:value-type="float" office:value="156.6" calcext:value-type="float">
            <text:p>156.6</text:p>
          </table:table-cell>
          <table:table-cell table:formula="of:=([.B9]-[.C9])/[.C9]" office:value-type="float" office:value="-0.0862068965517241" calcext:value-type="float">
            <text:p>-9%</text:p>
          </table:table-cell>
          <table:table-cell table:formula="of:=([.B9]-[.D9])/[.D9]" office:value-type="float" office:value="-0.112970711297071" calcext:value-type="float">
            <text:p>-11%</text:p>
          </table:table-cell>
          <table:table-cell table:formula="of:=([.H9]-[.I9])/[.I9]" office:value-type="float" office:value="-0.267621145374449" calcext:value-type="float">
            <text:p>-27%</text:p>
          </table:table-cell>
          <table:table-cell table:formula="of:=([.H9]-[.J9])/[.J9]" office:value-type="float" office:value="-0.150702426564496" calcext:value-type="float">
            <text:p>-15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.0</text:p>
          </table:table-cell>
          <table:table-cell office:value-type="float" office:value="46.8" calcext:value-type="float">
            <text:p>46.8</text:p>
          </table:table-cell>
          <table:table-cell office:value-type="float" office:value="46.4" calcext:value-type="float">
            <text:p>46.4</text:p>
          </table:table-cell>
          <table:table-cell office:value-type="float" office:value="178.2" calcext:value-type="float">
            <text:p>178.2</text:p>
          </table:table-cell>
          <table:table-cell office:value-type="float" office:value="206.1" calcext:value-type="float">
            <text:p>206.1</text:p>
          </table:table-cell>
          <table:table-cell office:value-type="float" office:value="197.4" calcext:value-type="float">
            <text:p>197.4</text:p>
          </table:table-cell>
          <table:table-cell table:formula="of:=[.E10]-[.B10]" office:value-type="float" office:value="138.2" calcext:value-type="float">
            <text:p>138.2</text:p>
          </table:table-cell>
          <table:table-cell table:formula="of:=[.F10]-[.C10]" office:value-type="float" office:value="159.3" calcext:value-type="float">
            <text:p>159.3</text:p>
          </table:table-cell>
          <table:table-cell table:formula="of:=[.G10]-[.D10]" office:value-type="float" office:value="151" calcext:value-type="float">
            <text:p>151.0</text:p>
          </table:table-cell>
          <table:table-cell table:formula="of:=([.B10]-[.C10])/[.C10]" office:value-type="float" office:value="-0.145299145299145" calcext:value-type="float">
            <text:p>-15%</text:p>
          </table:table-cell>
          <table:table-cell table:formula="of:=([.B10]-[.D10])/[.D10]" office:value-type="float" office:value="-0.137931034482759" calcext:value-type="float">
            <text:p>-14%</text:p>
          </table:table-cell>
          <table:table-cell table:formula="of:=([.H10]-[.I10])/[.I10]" office:value-type="float" office:value="-0.132454488386692" calcext:value-type="float">
            <text:p>-13%</text:p>
          </table:table-cell>
          <table:table-cell table:formula="of:=([.H10]-[.J10])/[.J10]" office:value-type="float" office:value="-0.0847682119205299" calcext:value-type="float">
            <text:p>-8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.0</text:p>
          </table:table-cell>
          <table:table-cell office:value-type="float" office:value="48.9" calcext:value-type="float">
            <text:p>48.9</text:p>
          </table:table-cell>
          <table:table-cell office:value-type="float" office:value="48" calcext:value-type="float">
            <text:p>48.0</text:p>
          </table:table-cell>
          <table:table-cell office:value-type="float" office:value="197" calcext:value-type="float">
            <text:p>197.0</text:p>
          </table:table-cell>
          <table:table-cell office:value-type="float" office:value="233.6" calcext:value-type="float">
            <text:p>233.6</text:p>
          </table:table-cell>
          <table:table-cell office:value-type="float" office:value="224.7" calcext:value-type="float">
            <text:p>224.7</text:p>
          </table:table-cell>
          <table:table-cell table:formula="of:=[.E11]-[.B11]" office:value-type="float" office:value="154" calcext:value-type="float">
            <text:p>154.0</text:p>
          </table:table-cell>
          <table:table-cell table:formula="of:=[.F11]-[.C11]" office:value-type="float" office:value="184.7" calcext:value-type="float">
            <text:p>184.7</text:p>
          </table:table-cell>
          <table:table-cell table:formula="of:=[.G11]-[.D11]" office:value-type="float" office:value="176.7" calcext:value-type="float">
            <text:p>176.7</text:p>
          </table:table-cell>
          <table:table-cell table:formula="of:=([.B11]-[.C11])/[.C11]" office:value-type="float" office:value="-0.120654396728016" calcext:value-type="float">
            <text:p>-12%</text:p>
          </table:table-cell>
          <table:table-cell table:formula="of:=([.B11]-[.D11])/[.D11]" office:value-type="float" office:value="-0.104166666666667" calcext:value-type="float">
            <text:p>-10%</text:p>
          </table:table-cell>
          <table:table-cell table:formula="of:=([.H11]-[.I11])/[.I11]" office:value-type="float" office:value="-0.166215484569572" calcext:value-type="float">
            <text:p>-17%</text:p>
          </table:table-cell>
          <table:table-cell table:formula="of:=([.H11]-[.J11])/[.J11]" office:value-type="float" office:value="-0.128466327108093" calcext:value-type="float">
            <text:p>-1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.4" calcext:value-type="float">
            <text:p>41.4</text:p>
          </table:table-cell>
          <table:table-cell office:value-type="float" office:value="49.5" calcext:value-type="float">
            <text:p>49.5</text:p>
          </table:table-cell>
          <table:table-cell office:value-type="float" office:value="48.1" calcext:value-type="float">
            <text:p>48.1</text:p>
          </table:table-cell>
          <table:table-cell office:value-type="float" office:value="209.9" calcext:value-type="float">
            <text:p>209.9</text:p>
          </table:table-cell>
          <table:table-cell office:value-type="float" office:value="233" calcext:value-type="float">
            <text:p>233.0</text:p>
          </table:table-cell>
          <table:table-cell office:value-type="float" office:value="227.1" calcext:value-type="float">
            <text:p>227.1</text:p>
          </table:table-cell>
          <table:table-cell table:formula="of:=[.E12]-[.B12]" office:value-type="float" office:value="168.5" calcext:value-type="float">
            <text:p>168.5</text:p>
          </table:table-cell>
          <table:table-cell table:formula="of:=[.F12]-[.C12]" office:value-type="float" office:value="183.5" calcext:value-type="float">
            <text:p>183.5</text:p>
          </table:table-cell>
          <table:table-cell table:formula="of:=[.G12]-[.D12]" office:value-type="float" office:value="179" calcext:value-type="float">
            <text:p>179.0</text:p>
          </table:table-cell>
          <table:table-cell table:formula="of:=([.B12]-[.C12])/[.C12]" office:value-type="float" office:value="-0.163636363636364" calcext:value-type="float">
            <text:p>-16%</text:p>
          </table:table-cell>
          <table:table-cell table:formula="of:=([.B12]-[.D12])/[.D12]" office:value-type="float" office:value="-0.139293139293139" calcext:value-type="float">
            <text:p>-14%</text:p>
          </table:table-cell>
          <table:table-cell table:formula="of:=([.H12]-[.I12])/[.I12]" office:value-type="float" office:value="-0.0817438692098093" calcext:value-type="float">
            <text:p>-8%</text:p>
          </table:table-cell>
          <table:table-cell table:formula="of:=([.H12]-[.J12])/[.J12]" office:value-type="float" office:value="-0.058659217877095" calcext:value-type="float">
            <text:p>-6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.4" calcext:value-type="float">
            <text:p>43.4</text:p>
          </table:table-cell>
          <table:table-cell office:value-type="float" office:value="49.4" calcext:value-type="float">
            <text:p>49.4</text:p>
          </table:table-cell>
          <table:table-cell office:value-type="float" office:value="49.1" calcext:value-type="float">
            <text:p>49.1</text:p>
          </table:table-cell>
          <table:table-cell office:value-type="float" office:value="205.9" calcext:value-type="float">
            <text:p>205.9</text:p>
          </table:table-cell>
          <table:table-cell office:value-type="float" office:value="234" calcext:value-type="float">
            <text:p>234.0</text:p>
          </table:table-cell>
          <table:table-cell office:value-type="float" office:value="225.7" calcext:value-type="float">
            <text:p>225.7</text:p>
          </table:table-cell>
          <table:table-cell table:formula="of:=[.E13]-[.B13]" office:value-type="float" office:value="162.5" calcext:value-type="float">
            <text:p>162.5</text:p>
          </table:table-cell>
          <table:table-cell table:formula="of:=[.F13]-[.C13]" office:value-type="float" office:value="184.6" calcext:value-type="float">
            <text:p>184.6</text:p>
          </table:table-cell>
          <table:table-cell table:formula="of:=[.G13]-[.D13]" office:value-type="float" office:value="176.6" calcext:value-type="float">
            <text:p>176.6</text:p>
          </table:table-cell>
          <table:table-cell table:formula="of:=([.B13]-[.C13])/[.C13]" office:value-type="float" office:value="-0.121457489878543" calcext:value-type="float">
            <text:p>-12%</text:p>
          </table:table-cell>
          <table:table-cell table:formula="of:=([.B13]-[.D13])/[.D13]" office:value-type="float" office:value="-0.116089613034623" calcext:value-type="float">
            <text:p>-12%</text:p>
          </table:table-cell>
          <table:table-cell table:formula="of:=([.H13]-[.I13])/[.I13]" office:value-type="float" office:value="-0.119718309859155" calcext:value-type="float">
            <text:p>-12%</text:p>
          </table:table-cell>
          <table:table-cell table:formula="of:=([.H13]-[.J13])/[.J13]" office:value-type="float" office:value="-0.079841449603624" calcext:value-type="float">
            <text:p>-8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.5" calcext:value-type="float">
            <text:p>42.5</text:p>
          </table:table-cell>
          <table:table-cell office:value-type="float" office:value="49" calcext:value-type="float">
            <text:p>49.0</text:p>
          </table:table-cell>
          <table:table-cell office:value-type="float" office:value="40.1" calcext:value-type="float">
            <text:p>40.1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4" calcext:value-type="float">
            <text:p>140.4</text:p>
          </table:table-cell>
          <table:table-cell office:value-type="float" office:value="129.6" calcext:value-type="float">
            <text:p>129.6</text:p>
          </table:table-cell>
          <table:table-cell table:formula="of:=[.E14]-[.B14]" office:value-type="float" office:value="76.3" calcext:value-type="float">
            <text:p>76.3</text:p>
          </table:table-cell>
          <table:table-cell table:formula="of:=[.F14]-[.C14]" office:value-type="float" office:value="91.4" calcext:value-type="float">
            <text:p>91.4</text:p>
          </table:table-cell>
          <table:table-cell table:formula="of:=[.G14]-[.D14]" office:value-type="float" office:value="89.5" calcext:value-type="float">
            <text:p>89.5</text:p>
          </table:table-cell>
          <table:table-cell table:formula="of:=([.B14]-[.C14])/[.C14]" office:value-type="float" office:value="-0.13265306122449" calcext:value-type="float">
            <text:p>-13%</text:p>
          </table:table-cell>
          <table:table-cell table:formula="of:=([.B14]-[.D14])/[.D14]" office:value-type="float" office:value="0.0598503740648379" calcext:value-type="float">
            <text:p>+6%</text:p>
          </table:table-cell>
          <table:table-cell table:formula="of:=([.H14]-[.I14])/[.I14]" office:value-type="float" office:value="-0.165207877461707" calcext:value-type="float">
            <text:p>-17%</text:p>
          </table:table-cell>
          <table:table-cell table:formula="of:=([.H14]-[.J14])/[.J14]" office:value-type="float" office:value="-0.147486033519553" calcext:value-type="float">
            <text:p>-15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.0</text:p>
          </table:table-cell>
          <table:table-cell office:value-type="float" office:value="40.3" calcext:value-type="float">
            <text:p>40.3</text:p>
          </table:table-cell>
          <table:table-cell office:value-type="float" office:value="39.8" calcext:value-type="float">
            <text:p>39.8</text:p>
          </table:table-cell>
          <table:table-cell office:value-type="float" office:value="118.6" calcext:value-type="float">
            <text:p>118.6</text:p>
          </table:table-cell>
          <table:table-cell office:value-type="float" office:value="140.5" calcext:value-type="float">
            <text:p>140.5</text:p>
          </table:table-cell>
          <table:table-cell office:value-type="float" office:value="130.3" calcext:value-type="float">
            <text:p>130.3</text:p>
          </table:table-cell>
          <table:table-cell table:formula="of:=[.E15]-[.B15]" office:value-type="float" office:value="85.6" calcext:value-type="float">
            <text:p>85.6</text:p>
          </table:table-cell>
          <table:table-cell table:formula="of:=[.F15]-[.C15]" office:value-type="float" office:value="100.2" calcext:value-type="float">
            <text:p>100.2</text:p>
          </table:table-cell>
          <table:table-cell table:formula="of:=[.G15]-[.D15]" office:value-type="float" office:value="90.5" calcext:value-type="float">
            <text:p>90.5</text:p>
          </table:table-cell>
          <table:table-cell table:formula="of:=([.B15]-[.C15])/[.C15]" office:value-type="float" office:value="-0.181141439205955" calcext:value-type="float">
            <text:p>-18%</text:p>
          </table:table-cell>
          <table:table-cell table:formula="of:=([.B15]-[.D15])/[.D15]" office:value-type="float" office:value="-0.170854271356784" calcext:value-type="float">
            <text:p>-17%</text:p>
          </table:table-cell>
          <table:table-cell table:formula="of:=([.H15]-[.I15])/[.I15]" office:value-type="float" office:value="-0.145708582834331" calcext:value-type="float">
            <text:p>-15%</text:p>
          </table:table-cell>
          <table:table-cell table:formula="of:=([.H15]-[.J15])/[.J15]" office:value-type="float" office:value="-0.05414364640884" calcext:value-type="float">
            <text:p>-5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.8" calcext:value-type="float">
            <text:p>32.8</text:p>
          </table:table-cell>
          <table:table-cell office:value-type="float" office:value="40.3" calcext:value-type="float">
            <text:p>40.3</text:p>
          </table:table-cell>
          <table:table-cell office:value-type="float" office:value="39.8" calcext:value-type="float">
            <text:p>39.8</text:p>
          </table:table-cell>
          <table:table-cell office:value-type="float" office:value="117.9" calcext:value-type="float">
            <text:p>117.9</text:p>
          </table:table-cell>
          <table:table-cell office:value-type="float" office:value="139.6" calcext:value-type="float">
            <text:p>139.6</text:p>
          </table:table-cell>
          <table:table-cell office:value-type="float" office:value="129.4" calcext:value-type="float">
            <text:p>129.4</text:p>
          </table:table-cell>
          <table:table-cell table:formula="of:=[.E16]-[.B16]" office:value-type="float" office:value="85.1" calcext:value-type="float">
            <text:p>85.1</text:p>
          </table:table-cell>
          <table:table-cell table:formula="of:=[.F16]-[.C16]" office:value-type="float" office:value="99.3" calcext:value-type="float">
            <text:p>99.3</text:p>
          </table:table-cell>
          <table:table-cell table:formula="of:=[.G16]-[.D16]" office:value-type="float" office:value="89.6" calcext:value-type="float">
            <text:p>89.6</text:p>
          </table:table-cell>
          <table:table-cell table:formula="of:=([.B16]-[.C16])/[.C16]" office:value-type="float" office:value="-0.186104218362283" calcext:value-type="float">
            <text:p>-19%</text:p>
          </table:table-cell>
          <table:table-cell table:formula="of:=([.B16]-[.D16])/[.D16]" office:value-type="float" office:value="-0.175879396984925" calcext:value-type="float">
            <text:p>-18%</text:p>
          </table:table-cell>
          <table:table-cell table:formula="of:=([.H16]-[.I16])/[.I16]" office:value-type="float" office:value="-0.143001007049345" calcext:value-type="float">
            <text:p>-14%</text:p>
          </table:table-cell>
          <table:table-cell table:formula="of:=([.H16]-[.J16])/[.J16]" office:value-type="float" office:value="-0.0502232142857143" calcext:value-type="float">
            <text:p>-5%</text:p>
          </table:table-cell>
        </table:table-row>
        <table:table-row table:style-name="ro1">
          <table:table-cell/>
          <table:table-cell table:style-name="ce1" table:number-columns-repeated="6"/>
          <table:table-cell table:number-columns-repeated="3"/>
          <table:table-cell table:style-name="ce1"/>
          <table:table-cell table:style-name="Default" table:number-columns-repeated="3"/>
        </table:table-row>
        <table:table-row table:style-name="ro1">
          <table:table-cell table:style-name="Default" table:number-columns-repeated="9"/>
          <table:table-cell table:style-name="ce1" office:value-type="string" calcext:value-type="string">
            <text:p>Ave.</text:p>
          </table:table-cell>
          <table:table-cell table:style-name="ce11" table:formula="of:=TRIMMEAN([.K5:.K16];0.1)" office:value-type="percentage" office:value="-0.137531961724924" calcext:value-type="percentage">
            <text:p>-14%</text:p>
          </table:table-cell>
          <table:table-cell table:style-name="ce11" table:formula="of:=TRIMMEAN([.L5:.L16];0.1)" office:value-type="percentage" office:value="-0.110547102510388" calcext:value-type="percentage">
            <text:p>-11%</text:p>
          </table:table-cell>
          <table:table-cell table:style-name="ce11" table:formula="of:=TRIMMEAN([.M5:.M16];0.1)" office:value-type="percentage" office:value="-0.165185937824859" calcext:value-type="percentage">
            <text:p>-17%</text:p>
          </table:table-cell>
          <table:table-cell table:style-name="ce11" table:formula="of:=TRIMMEAN([.N5:.N16];0.1)" office:value-type="percentage" office:value="-0.107298254644867" calcext:value-type="percentage">
            <text:p>-11%</text:p>
          </table:table-cell>
        </table:table-row>
      </table:table>
      <table:table table:name="Insert_Remove_4000K" table:style-name="ta1">
        <table:table-column table:style-name="co19" table:default-cell-style-name="ce1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3"/>
        <table:table-column table:style-name="co13" table:default-cell-style-name="ce3"/>
        <table:table-column table:style-name="co3" table:default-cell-style-name="ce3"/>
        <table:table-column table:style-name="co25" table:default-cell-style-name="ce3"/>
        <table:table-row table:style-name="ro1">
          <table:table-cell office:value-type="string" calcext:value-type="string">
            <text:p>Rel. C<text:span text:style-name="T1">oeff.</text:span>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Unit</text:p>
          </table:table-cell>
          <table:table-cell table:style-name="Default"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ntel Core i5-4590</text:p>
          </table:table-cell>
          <table:table-cell table:style-name="ce1" office:value-type="string" calcext:value-type="string">
            <text:p>ms / iter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4"/>
        </table:table-row>
        <table:table-row table:style-name="ro1">
          <table:table-cell office:value-type="string" calcext:value-type="string">
            <text:p>No.</text:p>
          </table:table-cell>
          <table:table-cell table:style-name="ce1" office:value-type="string" calcext:value-type="string">
            <text:p>Std-B Insert</text:p>
          </table:table-cell>
          <table:table-cell table:style-name="ce1" office:value-type="string" calcext:value-type="string">
            <text:p>B+3-32 Insert</text:p>
          </table:table-cell>
          <table:table-cell table:style-name="ce1" office:value-type="string" calcext:value-type="string">
            <text:p>B+3-48 Insert</text:p>
          </table:table-cell>
          <table:table-cell table:style-name="ce1" office:value-type="string" calcext:value-type="string">
            <text:p>Std-B Insert &amp; Remove</text:p>
          </table:table-cell>
          <table:table-cell table:style-name="ce1" office:value-type="string" calcext:value-type="string">
            <text:p>B+3-32 Insert &amp; Remove</text:p>
          </table:table-cell>
          <table:table-cell table:style-name="ce1" office:value-type="string" calcext:value-type="string">
            <text:p>B+3-48 Insert &amp; Remove</text:p>
          </table:table-cell>
          <table:table-cell table:style-name="ce15" office:value-type="string" calcext:value-type="string">
            <text:p>Std-B Cal. Remove</text:p>
          </table:table-cell>
          <table:table-cell table:style-name="ce1" office:value-type="string" calcext:value-type="string">
            <text:p>B+3-32 Cal. Remove</text:p>
          </table:table-cell>
          <table:table-cell table:style-name="ce1" office:value-type="string" calcext:value-type="string">
            <text:p>B+3-48 Cal. Remove</text:p>
          </table:table-cell>
          <table:table-cell table:style-name="ce1" office:value-type="string" calcext:value-type="string">
            <text:p>B+3-32 Insert Rel. Speed</text:p>
          </table:table-cell>
          <table:table-cell table:style-name="ce1" office:value-type="string" calcext:value-type="string">
            <text:p>B+3-48 Insert Rel. Speed</text:p>
          </table:table-cell>
          <table:table-cell table:style-name="ce1" office:value-type="string" calcext:value-type="string">
            <text:p>B+3-32 Remove Rel. Speed</text:p>
          </table:table-cell>
          <table:table-cell table:style-name="ce1" office:value-type="string" calcext:value-type="string">
            <text:p>B+3-48 Remove Rel. 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1858" calcext:value-type="float">
            <text:p>1858</text:p>
          </table:table-cell>
          <table:table-cell office:value-type="float" office:value="2224" calcext:value-type="float">
            <text:p>2224</text:p>
          </table:table-cell>
          <table:table-cell office:value-type="float" office:value="2108" calcext:value-type="float">
            <text:p>2108</text:p>
          </table:table-cell>
          <table:table-cell table:formula="of:=[.E5]-[.B5]" office:value-type="float" office:value="1488" calcext:value-type="float">
            <text:p>1488</text:p>
          </table:table-cell>
          <table:table-cell table:formula="of:=[.F5]-[.C5]" office:value-type="float" office:value="1733" calcext:value-type="float">
            <text:p>1733</text:p>
          </table:table-cell>
          <table:table-cell table:formula="of:=[.G5]-[.D5]" office:value-type="float" office:value="1622" calcext:value-type="float">
            <text:p>1622</text:p>
          </table:table-cell>
          <table:table-cell table:formula="of:=([.B5]-[.C5])/[.C5]" office:value-type="float" office:value="-0.246435845213849" calcext:value-type="float">
            <text:p>-25%</text:p>
          </table:table-cell>
          <table:table-cell table:formula="of:=([.B5]-[.D5])/[.D5]" office:value-type="float" office:value="-0.238683127572016" calcext:value-type="float">
            <text:p>-24%</text:p>
          </table:table-cell>
          <table:table-cell table:formula="of:=([.H5]-[.I5])/[.I5]" office:value-type="float" office:value="-0.141373341027121" calcext:value-type="float">
            <text:p>-14%</text:p>
          </table:table-cell>
          <table:table-cell table:formula="of:=([.H5]-[.J5])/[.J5]" office:value-type="float" office:value="-0.0826140567200986" calcext:value-type="float">
            <text:p>-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502" calcext:value-type="float">
            <text:p>502</text:p>
          </table:table-cell>
          <table:table-cell office:value-type="float" office:value="499" calcext:value-type="float">
            <text:p>499</text:p>
          </table:table-cell>
          <table:table-cell office:value-type="float" office:value="1870" calcext:value-type="float">
            <text:p>1870</text:p>
          </table:table-cell>
          <table:table-cell office:value-type="float" office:value="2218" calcext:value-type="float">
            <text:p>2218</text:p>
          </table:table-cell>
          <table:table-cell office:value-type="float" office:value="2107" calcext:value-type="float">
            <text:p>2107</text:p>
          </table:table-cell>
          <table:table-cell table:formula="of:=[.E6]-[.B6]" office:value-type="float" office:value="1488" calcext:value-type="float">
            <text:p>1488</text:p>
          </table:table-cell>
          <table:table-cell table:formula="of:=[.F6]-[.C6]" office:value-type="float" office:value="1716" calcext:value-type="float">
            <text:p>1716</text:p>
          </table:table-cell>
          <table:table-cell table:formula="of:=[.G6]-[.D6]" office:value-type="float" office:value="1608" calcext:value-type="float">
            <text:p>1608</text:p>
          </table:table-cell>
          <table:table-cell table:formula="of:=([.B6]-[.C6])/[.C6]" office:value-type="float" office:value="-0.239043824701195" calcext:value-type="float">
            <text:p>-24%</text:p>
          </table:table-cell>
          <table:table-cell table:formula="of:=([.B6]-[.D6])/[.D6]" office:value-type="float" office:value="-0.234468937875752" calcext:value-type="float">
            <text:p>-23%</text:p>
          </table:table-cell>
          <table:table-cell table:formula="of:=([.H6]-[.I6])/[.I6]" office:value-type="float" office:value="-0.132867132867133" calcext:value-type="float">
            <text:p>-13%</text:p>
          </table:table-cell>
          <table:table-cell table:formula="of:=([.H6]-[.J6])/[.J6]" office:value-type="float" office:value="-0.0746268656716418" calcext:value-type="float">
            <text:p>-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office:value-type="float" office:value="476" calcext:value-type="float">
            <text:p>476</text:p>
          </table:table-cell>
          <table:table-cell office:value-type="float" office:value="473" calcext:value-type="float">
            <text:p>473</text:p>
          </table:table-cell>
          <table:table-cell office:value-type="float" office:value="1851" calcext:value-type="float">
            <text:p>1851</text:p>
          </table:table-cell>
          <table:table-cell office:value-type="float" office:value="2199" calcext:value-type="float">
            <text:p>2199</text:p>
          </table:table-cell>
          <table:table-cell office:value-type="float" office:value="2109" calcext:value-type="float">
            <text:p>2109</text:p>
          </table:table-cell>
          <table:table-cell table:formula="of:=[.E7]-[.B7]" office:value-type="float" office:value="1499" calcext:value-type="float">
            <text:p>1499</text:p>
          </table:table-cell>
          <table:table-cell table:formula="of:=[.F7]-[.C7]" office:value-type="float" office:value="1723" calcext:value-type="float">
            <text:p>1723</text:p>
          </table:table-cell>
          <table:table-cell table:formula="of:=[.G7]-[.D7]" office:value-type="float" office:value="1636" calcext:value-type="float">
            <text:p>1636</text:p>
          </table:table-cell>
          <table:table-cell table:formula="of:=([.B7]-[.C7])/[.C7]" office:value-type="float" office:value="-0.260504201680672" calcext:value-type="float">
            <text:p>-26%</text:p>
          </table:table-cell>
          <table:table-cell table:formula="of:=([.B7]-[.D7])/[.D7]" office:value-type="float" office:value="-0.255813953488372" calcext:value-type="float">
            <text:p>-26%</text:p>
          </table:table-cell>
          <table:table-cell table:formula="of:=([.H7]-[.I7])/[.I7]" office:value-type="float" office:value="-0.130005803830528" calcext:value-type="float">
            <text:p>-13%</text:p>
          </table:table-cell>
          <table:table-cell table:formula="of:=([.H7]-[.J7])/[.J7]" office:value-type="float" office:value="-0.0837408312958435" calcext:value-type="float">
            <text:p>-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office:value-type="float" office:value="471" calcext:value-type="float">
            <text:p>471</text:p>
          </table:table-cell>
          <table:table-cell office:value-type="float" office:value="468" calcext:value-type="float">
            <text:p>468</text:p>
          </table:table-cell>
          <table:table-cell office:value-type="float" office:value="1860" calcext:value-type="float">
            <text:p>1860</text:p>
          </table:table-cell>
          <table:table-cell office:value-type="float" office:value="2203" calcext:value-type="float">
            <text:p>2203</text:p>
          </table:table-cell>
          <table:table-cell office:value-type="float" office:value="2097" calcext:value-type="float">
            <text:p>2097</text:p>
          </table:table-cell>
          <table:table-cell table:formula="of:=[.E8]-[.B8]" office:value-type="float" office:value="1515" calcext:value-type="float">
            <text:p>1515</text:p>
          </table:table-cell>
          <table:table-cell table:formula="of:=[.F8]-[.C8]" office:value-type="float" office:value="1732" calcext:value-type="float">
            <text:p>1732</text:p>
          </table:table-cell>
          <table:table-cell table:formula="of:=[.G8]-[.D8]" office:value-type="float" office:value="1629" calcext:value-type="float">
            <text:p>1629</text:p>
          </table:table-cell>
          <table:table-cell table:formula="of:=([.B8]-[.C8])/[.C8]" office:value-type="float" office:value="-0.267515923566879" calcext:value-type="float">
            <text:p>-27%</text:p>
          </table:table-cell>
          <table:table-cell table:formula="of:=([.B8]-[.D8])/[.D8]" office:value-type="float" office:value="-0.262820512820513" calcext:value-type="float">
            <text:p>-26%</text:p>
          </table:table-cell>
          <table:table-cell table:formula="of:=([.H8]-[.I8])/[.I8]" office:value-type="float" office:value="-0.125288683602771" calcext:value-type="float">
            <text:p>-13%</text:p>
          </table:table-cell>
          <table:table-cell table:formula="of:=([.H8]-[.J8])/[.J8]" office:value-type="float" office:value="-0.0699815837937385" calcext:value-type="float">
            <text:p>-7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453" calcext:value-type="float">
            <text:p>453</text:p>
          </table:table-cell>
          <table:table-cell office:value-type="float" office:value="451" calcext:value-type="float">
            <text:p>451</text:p>
          </table:table-cell>
          <table:table-cell office:value-type="float" office:value="1855" calcext:value-type="float">
            <text:p>1855</text:p>
          </table:table-cell>
          <table:table-cell office:value-type="float" office:value="2204" calcext:value-type="float">
            <text:p>2204</text:p>
          </table:table-cell>
          <table:table-cell office:value-type="float" office:value="2092" calcext:value-type="float">
            <text:p>2092</text:p>
          </table:table-cell>
          <table:table-cell table:formula="of:=[.E9]-[.B9]" office:value-type="float" office:value="1510" calcext:value-type="float">
            <text:p>1510</text:p>
          </table:table-cell>
          <table:table-cell table:formula="of:=[.F9]-[.C9]" office:value-type="float" office:value="1751" calcext:value-type="float">
            <text:p>1751</text:p>
          </table:table-cell>
          <table:table-cell table:formula="of:=[.G9]-[.D9]" office:value-type="float" office:value="1641" calcext:value-type="float">
            <text:p>1641</text:p>
          </table:table-cell>
          <table:table-cell table:formula="of:=([.B9]-[.C9])/[.C9]" office:value-type="float" office:value="-0.23841059602649" calcext:value-type="float">
            <text:p>-24%</text:p>
          </table:table-cell>
          <table:table-cell table:formula="of:=([.B9]-[.D9])/[.D9]" office:value-type="float" office:value="-0.235033259423503" calcext:value-type="float">
            <text:p>-24%</text:p>
          </table:table-cell>
          <table:table-cell table:formula="of:=([.H9]-[.I9])/[.I9]" office:value-type="float" office:value="-0.137635636778983" calcext:value-type="float">
            <text:p>-14%</text:p>
          </table:table-cell>
          <table:table-cell table:formula="of:=([.H9]-[.J9])/[.J9]" office:value-type="float" office:value="-0.0798293723339427" calcext:value-type="float">
            <text:p>-8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" calcext:value-type="float">
            <text:p>333</text:p>
          </table:table-cell>
          <table:table-cell office:value-type="float" office:value="453" calcext:value-type="float">
            <text:p>453</text:p>
          </table:table-cell>
          <table:table-cell office:value-type="float" office:value="451" calcext:value-type="float">
            <text:p>451</text:p>
          </table:table-cell>
          <table:table-cell office:value-type="float" office:value="1934" calcext:value-type="float">
            <text:p>1934</text:p>
          </table:table-cell>
          <table:table-cell office:value-type="float" office:value="2202" calcext:value-type="float">
            <text:p>2202</text:p>
          </table:table-cell>
          <table:table-cell office:value-type="float" office:value="2096" calcext:value-type="float">
            <text:p>2096</text:p>
          </table:table-cell>
          <table:table-cell table:formula="of:=[.E10]-[.B10]" office:value-type="float" office:value="1601" calcext:value-type="float">
            <text:p>1601</text:p>
          </table:table-cell>
          <table:table-cell table:formula="of:=[.F10]-[.C10]" office:value-type="float" office:value="1749" calcext:value-type="float">
            <text:p>1749</text:p>
          </table:table-cell>
          <table:table-cell table:formula="of:=[.G10]-[.D10]" office:value-type="float" office:value="1645" calcext:value-type="float">
            <text:p>1645</text:p>
          </table:table-cell>
          <table:table-cell table:formula="of:=([.B10]-[.C10])/[.C10]" office:value-type="float" office:value="-0.264900662251656" calcext:value-type="float">
            <text:p>-26%</text:p>
          </table:table-cell>
          <table:table-cell table:formula="of:=([.B10]-[.D10])/[.D10]" office:value-type="float" office:value="-0.261640798226164" calcext:value-type="float">
            <text:p>-26%</text:p>
          </table:table-cell>
          <table:table-cell table:formula="of:=([.H10]-[.I10])/[.I10]" office:value-type="float" office:value="-0.0846197827329903" calcext:value-type="float">
            <text:p>-8%</text:p>
          </table:table-cell>
          <table:table-cell table:formula="of:=([.H10]-[.J10])/[.J10]" office:value-type="float" office:value="-0.0267477203647416" calcext:value-type="float">
            <text:p>-3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6" calcext:value-type="float">
            <text:p>366</text:p>
          </table:table-cell>
          <table:table-cell office:value-type="float" office:value="489" calcext:value-type="float">
            <text:p>489</text:p>
          </table:table-cell>
          <table:table-cell office:value-type="float" office:value="475" calcext:value-type="float">
            <text:p>475</text:p>
          </table:table-cell>
          <table:table-cell office:value-type="float" office:value="1847" calcext:value-type="float">
            <text:p>1847</text:p>
          </table:table-cell>
          <table:table-cell office:value-type="float" office:value="2201" calcext:value-type="float">
            <text:p>2201</text:p>
          </table:table-cell>
          <table:table-cell office:value-type="float" office:value="2092" calcext:value-type="float">
            <text:p>2092</text:p>
          </table:table-cell>
          <table:table-cell table:formula="of:=[.E11]-[.B11]" office:value-type="float" office:value="1481" calcext:value-type="float">
            <text:p>1481</text:p>
          </table:table-cell>
          <table:table-cell table:formula="of:=[.F11]-[.C11]" office:value-type="float" office:value="1712" calcext:value-type="float">
            <text:p>1712</text:p>
          </table:table-cell>
          <table:table-cell table:formula="of:=[.G11]-[.D11]" office:value-type="float" office:value="1617" calcext:value-type="float">
            <text:p>1617</text:p>
          </table:table-cell>
          <table:table-cell table:formula="of:=([.B11]-[.C11])/[.C11]" office:value-type="float" office:value="-0.251533742331288" calcext:value-type="float">
            <text:p>-25%</text:p>
          </table:table-cell>
          <table:table-cell table:formula="of:=([.B11]-[.D11])/[.D11]" office:value-type="float" office:value="-0.229473684210526" calcext:value-type="float">
            <text:p>-23%</text:p>
          </table:table-cell>
          <table:table-cell table:formula="of:=([.H11]-[.I11])/[.I11]" office:value-type="float" office:value="-0.134929906542056" calcext:value-type="float">
            <text:p>-13%</text:p>
          </table:table-cell>
          <table:table-cell table:formula="of:=([.H11]-[.J11])/[.J11]" office:value-type="float" office:value="-0.0841063698206555" calcext:value-type="float">
            <text:p>-8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office:value-type="float" office:value="456" calcext:value-type="float">
            <text:p>456</text:p>
          </table:table-cell>
          <table:table-cell office:value-type="float" office:value="451" calcext:value-type="float">
            <text:p>451</text:p>
          </table:table-cell>
          <table:table-cell office:value-type="float" office:value="1855" calcext:value-type="float">
            <text:p>1855</text:p>
          </table:table-cell>
          <table:table-cell office:value-type="float" office:value="2211" calcext:value-type="float">
            <text:p>2211</text:p>
          </table:table-cell>
          <table:table-cell office:value-type="float" office:value="2093" calcext:value-type="float">
            <text:p>2093</text:p>
          </table:table-cell>
          <table:table-cell table:formula="of:=[.E12]-[.B12]" office:value-type="float" office:value="1525" calcext:value-type="float">
            <text:p>1525</text:p>
          </table:table-cell>
          <table:table-cell table:formula="of:=[.F12]-[.C12]" office:value-type="float" office:value="1755" calcext:value-type="float">
            <text:p>1755</text:p>
          </table:table-cell>
          <table:table-cell table:formula="of:=[.G12]-[.D12]" office:value-type="float" office:value="1642" calcext:value-type="float">
            <text:p>1642</text:p>
          </table:table-cell>
          <table:table-cell table:formula="of:=([.B12]-[.C12])/[.C12]" office:value-type="float" office:value="-0.276315789473684" calcext:value-type="float">
            <text:p>-28%</text:p>
          </table:table-cell>
          <table:table-cell table:formula="of:=([.B12]-[.D12])/[.D12]" office:value-type="float" office:value="-0.268292682926829" calcext:value-type="float">
            <text:p>-27%</text:p>
          </table:table-cell>
          <table:table-cell table:formula="of:=([.H12]-[.I12])/[.I12]" office:value-type="float" office:value="-0.131054131054131" calcext:value-type="float">
            <text:p>-13%</text:p>
          </table:table-cell>
          <table:table-cell table:formula="of:=([.H12]-[.J12])/[.J12]" office:value-type="float" office:value="-0.0712545676004872" calcext:value-type="float">
            <text:p>-7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 office:value-type="float" office:value="474" calcext:value-type="float">
            <text:p>474</text:p>
          </table:table-cell>
          <table:table-cell office:value-type="float" office:value="471" calcext:value-type="float">
            <text:p>471</text:p>
          </table:table-cell>
          <table:table-cell office:value-type="float" office:value="1851" calcext:value-type="float">
            <text:p>1851</text:p>
          </table:table-cell>
          <table:table-cell office:value-type="float" office:value="2205" calcext:value-type="float">
            <text:p>2205</text:p>
          </table:table-cell>
          <table:table-cell office:value-type="float" office:value="2094" calcext:value-type="float">
            <text:p>2094</text:p>
          </table:table-cell>
          <table:table-cell table:formula="of:=[.E13]-[.B13]" office:value-type="float" office:value="1499" calcext:value-type="float">
            <text:p>1499</text:p>
          </table:table-cell>
          <table:table-cell table:formula="of:=[.F13]-[.C13]" office:value-type="float" office:value="1731" calcext:value-type="float">
            <text:p>1731</text:p>
          </table:table-cell>
          <table:table-cell table:formula="of:=[.G13]-[.D13]" office:value-type="float" office:value="1623" calcext:value-type="float">
            <text:p>1623</text:p>
          </table:table-cell>
          <table:table-cell table:formula="of:=([.B13]-[.C13])/[.C13]" office:value-type="float" office:value="-0.257383966244726" calcext:value-type="float">
            <text:p>-26%</text:p>
          </table:table-cell>
          <table:table-cell table:formula="of:=([.B13]-[.D13])/[.D13]" office:value-type="float" office:value="-0.252653927813164" calcext:value-type="float">
            <text:p>-25%</text:p>
          </table:table-cell>
          <table:table-cell table:formula="of:=([.H13]-[.I13])/[.I13]" office:value-type="float" office:value="-0.134026574234547" calcext:value-type="float">
            <text:p>-13%</text:p>
          </table:table-cell>
          <table:table-cell table:formula="of:=([.H13]-[.J13])/[.J13]" office:value-type="float" office:value="-0.0764017252002465" calcext:value-type="float">
            <text:p>-8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6" calcext:value-type="float">
            <text:p>346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1854" calcext:value-type="float">
            <text:p>1854</text:p>
          </table:table-cell>
          <table:table-cell office:value-type="float" office:value="2203" calcext:value-type="float">
            <text:p>2203</text:p>
          </table:table-cell>
          <table:table-cell office:value-type="float" office:value="2098" calcext:value-type="float">
            <text:p>2098</text:p>
          </table:table-cell>
          <table:table-cell table:formula="of:=[.E14]-[.B14]" office:value-type="float" office:value="1508" calcext:value-type="float">
            <text:p>1508</text:p>
          </table:table-cell>
          <table:table-cell table:formula="of:=[.F14]-[.C14]" office:value-type="float" office:value="1727" calcext:value-type="float">
            <text:p>1727</text:p>
          </table:table-cell>
          <table:table-cell table:formula="of:=[.G14]-[.D14]" office:value-type="float" office:value="1621" calcext:value-type="float">
            <text:p>1621</text:p>
          </table:table-cell>
          <table:table-cell table:formula="of:=([.B14]-[.C14])/[.C14]" office:value-type="float" office:value="-0.273109243697479" calcext:value-type="float">
            <text:p>-27%</text:p>
          </table:table-cell>
          <table:table-cell table:formula="of:=([.B14]-[.D14])/[.D14]" office:value-type="float" office:value="-0.274633123689728" calcext:value-type="float">
            <text:p>-27%</text:p>
          </table:table-cell>
          <table:table-cell table:formula="of:=([.H14]-[.I14])/[.I14]" office:value-type="float" office:value="-0.126809496236248" calcext:value-type="float">
            <text:p>-13%</text:p>
          </table:table-cell>
          <table:table-cell table:formula="of:=([.H14]-[.J14])/[.J14]" office:value-type="float" office:value="-0.0697100555212832" calcext:value-type="float">
            <text:p>-7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7" calcext:value-type="float">
            <text:p>377</text:p>
          </table:table-cell>
          <table:table-cell office:value-type="float" office:value="502" calcext:value-type="float">
            <text:p>502</text:p>
          </table:table-cell>
          <table:table-cell office:value-type="float" office:value="491" calcext:value-type="float">
            <text:p>491</text:p>
          </table:table-cell>
          <table:table-cell office:value-type="float" office:value="1854" calcext:value-type="float">
            <text:p>1854</text:p>
          </table:table-cell>
          <table:table-cell office:value-type="float" office:value="2224" calcext:value-type="float">
            <text:p>2224</text:p>
          </table:table-cell>
          <table:table-cell office:value-type="float" office:value="2113" calcext:value-type="float">
            <text:p>2113</text:p>
          </table:table-cell>
          <table:table-cell table:formula="of:=[.E15]-[.B15]" office:value-type="float" office:value="1477" calcext:value-type="float">
            <text:p>1477</text:p>
          </table:table-cell>
          <table:table-cell table:formula="of:=[.F15]-[.C15]" office:value-type="float" office:value="1722" calcext:value-type="float">
            <text:p>1722</text:p>
          </table:table-cell>
          <table:table-cell table:formula="of:=[.G15]-[.D15]" office:value-type="float" office:value="1622" calcext:value-type="float">
            <text:p>1622</text:p>
          </table:table-cell>
          <table:table-cell table:formula="of:=([.B15]-[.C15])/[.C15]" office:value-type="float" office:value="-0.249003984063745" calcext:value-type="float">
            <text:p>-25%</text:p>
          </table:table-cell>
          <table:table-cell table:formula="of:=([.B15]-[.D15])/[.D15]" office:value-type="float" office:value="-0.232179226069246" calcext:value-type="float">
            <text:p>-23%</text:p>
          </table:table-cell>
          <table:table-cell table:formula="of:=([.H15]-[.I15])/[.I15]" office:value-type="float" office:value="-0.142276422764228" calcext:value-type="float">
            <text:p>-14%</text:p>
          </table:table-cell>
          <table:table-cell table:formula="of:=([.H15]-[.J15])/[.J15]" office:value-type="float" office:value="-0.0893958076448829" calcext:value-type="float">
            <text:p>-9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float" office:value="453" calcext:value-type="float">
            <text:p>453</text:p>
          </table:table-cell>
          <table:table-cell office:value-type="float" office:value="451" calcext:value-type="float">
            <text:p>451</text:p>
          </table:table-cell>
          <table:table-cell office:value-type="float" office:value="1857" calcext:value-type="float">
            <text:p>1857</text:p>
          </table:table-cell>
          <table:table-cell office:value-type="float" office:value="2214" calcext:value-type="float">
            <text:p>2214</text:p>
          </table:table-cell>
          <table:table-cell office:value-type="float" office:value="2103" calcext:value-type="float">
            <text:p>2103</text:p>
          </table:table-cell>
          <table:table-cell table:formula="of:=[.E16]-[.B16]" office:value-type="float" office:value="1527" calcext:value-type="float">
            <text:p>1527</text:p>
          </table:table-cell>
          <table:table-cell table:formula="of:=[.F16]-[.C16]" office:value-type="float" office:value="1761" calcext:value-type="float">
            <text:p>1761</text:p>
          </table:table-cell>
          <table:table-cell table:formula="of:=[.G16]-[.D16]" office:value-type="float" office:value="1652" calcext:value-type="float">
            <text:p>1652</text:p>
          </table:table-cell>
          <table:table-cell table:formula="of:=([.B16]-[.C16])/[.C16]" office:value-type="float" office:value="-0.271523178807947" calcext:value-type="float">
            <text:p>-27%</text:p>
          </table:table-cell>
          <table:table-cell table:formula="of:=([.B16]-[.D16])/[.D16]" office:value-type="float" office:value="-0.268292682926829" calcext:value-type="float">
            <text:p>-27%</text:p>
          </table:table-cell>
          <table:table-cell table:formula="of:=([.H16]-[.I16])/[.I16]" office:value-type="float" office:value="-0.132879045996593" calcext:value-type="float">
            <text:p>-13%</text:p>
          </table:table-cell>
          <table:table-cell table:formula="of:=([.H16]-[.J16])/[.J16]" office:value-type="float" office:value="-0.0756658595641647" calcext:value-type="float">
            <text:p>-8%</text:p>
          </table:table-cell>
        </table:table-row>
        <table:table-row table:style-name="ro1">
          <table:table-cell/>
          <table:table-cell table:style-name="ce1" table:number-columns-repeated="6"/>
          <table:table-cell table:style-name="ce5" table:number-columns-repeated="3"/>
          <table:table-cell table:style-name="ce1"/>
          <table:table-cell table:style-name="Default" table:number-columns-repeated="3"/>
        </table:table-row>
        <table:table-row table:style-name="ro1">
          <table:table-cell table:style-name="Default" table:number-columns-repeated="9"/>
          <table:table-cell table:style-name="ce1" office:value-type="string" calcext:value-type="string">
            <text:p>Ave.</text:p>
          </table:table-cell>
          <table:table-cell table:style-name="ce11" table:formula="of:=TRIMMEAN([.K5:.K16];0.1)" office:value-type="percentage" office:value="-0.257973413171634" calcext:value-type="percentage">
            <text:p>-26%</text:p>
          </table:table-cell>
          <table:table-cell table:style-name="ce11" table:formula="of:=TRIMMEAN([.L5:.L16];0.1)" office:value-type="percentage" office:value="-0.251165493086887" calcext:value-type="percentage">
            <text:p>-25%</text:p>
          </table:table-cell>
          <table:table-cell table:style-name="ce11" table:formula="of:=TRIMMEAN([.M5:.M16];0.1)" office:value-type="percentage" office:value="-0.129480496472277" calcext:value-type="percentage">
            <text:p>-13%</text:p>
          </table:table-cell>
          <table:table-cell table:style-name="ce11" table:formula="of:=TRIMMEAN([.N5:.N16];0.1)" office:value-type="percentage" office:value="-0.0736729012943106" calcext:value-type="percentage">
            <text:p>-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31P0" style:volatile="true">
      <number:text>+</number:text>
      <number:number number:decimal-places="2" number:min-decimal-places="2" number:min-integer-digits="1"/>
      <number:text>%</number:text>
    </number:percentage-style>
    <number:percentage-style style:name="N131P1" style:volatile="true">
      <number:text>-</number:text>
      <number:number number:decimal-places="2" number:min-decimal-places="2" number:min-integer-digits="1"/>
      <number:text>%</number:text>
    </number:percentage-style>
    <number:number-style style:name="N131">
      <number:text>0.00%</number:text>
      <style:map style:condition="value()&gt;0" style:apply-style-name="N131P0"/>
      <style:map style:condition="value()&lt;0" style:apply-style-name="N131P1"/>
    </number:number-style>
    <number:percentage-style style:name="N134P0" style:volatile="true">
      <number:text>+</number:text>
      <number:number number:decimal-places="0" number:min-decimal-places="0" number:min-integer-digits="1"/>
      <number:text>%</number:text>
    </number:percentage-style>
    <number:percentage-style style:name="N134P1" style:volatile="true">
      <number:text>-</number:text>
      <number:number number:decimal-places="0" number:min-decimal-places="0" number:min-integer-digits="1"/>
      <number:text>%</number:text>
    </number:percentage-style>
    <number:number-style style:name="N134">
      <number:text>0%</number:text>
      <style:map style:condition="value()&gt;0" style:apply-style-name="N134P0"/>
      <style:map style:condition="value()&lt;0" style:apply-style-name="N134P1"/>
    </number:number-style>
    <number:percentage-style style:name="N135P0" style:volatile="true">
      <number:text>+</number:text>
      <number:number number:decimal-places="0" number:min-decimal-places="0" number:min-integer-digits="1"/>
      <number:text>%</number:text>
    </number:percentage-style>
    <number:percentage-style style:name="N135P1" style:volatile="true">
      <number:text>-</number:text>
      <number:number number:decimal-places="0" number:min-decimal-places="0" number:min-integer-digits="1"/>
      <number:text>%</number:text>
    </number:percentage-style>
    <number:percentage-style style:name="N135">
      <number:number number:decimal-places="0" number:min-decimal-places="0" number:min-integer-digits="1"/>
      <number:text>%</number:text>
      <style:map style:condition="value()&gt;0" style:apply-style-name="N135P0"/>
      <style:map style:condition="value()&lt;0" style:apply-style-name="N135P1"/>
    </number:percentage-style>
    <number:number-style style:name="N136">
      <number:number number:decimal-places="1" number:min-decimal-places="1" number:min-integer-digits="1"/>
    </number:number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2">00/00/0000</text:date>, <text:time style:data-style-name="N2" text:time-value="08:40:58.6384149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21:48:35.288200459</meta:creation-date>
    <meta:generator>LibreOffice/24.2.7.2$Linux_X86_64 LibreOffice_project/420$Build-2</meta:generator>
    <dc:date>2025-08-02T18:05:03.389576115</dc:date>
    <meta:editing-duration>P2DT20H42M17S</meta:editing-duration>
    <meta:editing-cycles>152</meta:editing-cycles>
    <meta:document-statistic meta:table-count="8" meta:cell-count="1120" meta:object-count="0"/>
  </office:meta>
</office:document-meta>
</file>